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11/" manifest:media-type="application/vnd.oasis.opendocument.chart"/>
  <manifest:file-entry manifest:full-path="Object 19/" manifest:media-type="application/vnd.oasis.opendocument.chart"/>
  <manifest:file-entry manifest:full-path="Object 22/" manifest:media-type="application/vnd.oasis.opendocument.chart"/>
  <manifest:file-entry manifest:full-path="Object 3/" manifest:media-type="application/vnd.oasis.opendocument.chart"/>
  <manifest:file-entry manifest:full-path="Object 16/" manifest:media-type="application/vnd.oasis.opendocument.chart"/>
  <manifest:file-entry manifest:full-path="Object 8/" manifest:media-type="application/vnd.oasis.opendocument.chart"/>
  <manifest:file-entry manifest:full-path="Object 13/" manifest:media-type="application/vnd.oasis.opendocument.chart"/>
  <manifest:file-entry manifest:full-path="Object 5/" manifest:media-type="application/vnd.oasis.opendocument.chart"/>
  <manifest:file-entry manifest:full-path="Object 10/" manifest:media-type="application/vnd.oasis.opendocument.chart"/>
  <manifest:file-entry manifest:full-path="Object 18/" manifest:media-type="application/vnd.oasis.opendocument.chart"/>
  <manifest:file-entry manifest:full-path="Object 21/" manifest:media-type="application/vnd.oasis.opendocument.chart"/>
  <manifest:file-entry manifest:full-path="Object 2/" manifest:media-type="application/vnd.oasis.opendocument.chart"/>
  <manifest:file-entry manifest:full-path="Object 15/" manifest:media-type="application/vnd.oasis.opendocument.chart"/>
  <manifest:file-entry manifest:full-path="Object 7/" manifest:media-type="application/vnd.oasis.opendocument.chart"/>
  <manifest:file-entry manifest:full-path="Object 12/" manifest:media-type="application/vnd.oasis.opendocument.chart"/>
  <manifest:file-entry manifest:full-path="Object 4/" manifest:media-type="application/vnd.oasis.opendocument.chart"/>
  <manifest:file-entry manifest:full-path="Object 17/" manifest:media-type="application/vnd.oasis.opendocument.chart"/>
  <manifest:file-entry manifest:full-path="Object 20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9/" manifest:media-type="application/vnd.oasis.opendocument.chart"/>
  <manifest:file-entry manifest:full-path="Object 1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37">
      <style:graphic-properties/>
    </style:style>
    <style:style style:family="graphic" style:name="a38">
      <style:graphic-properties/>
    </style:style>
    <style:style style:family="graphic" style:name="a39">
      <style:graphic-properties/>
    </style:style>
    <style:style style:family="graphic" style:name="a20">
      <style:graphic-properties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042in" svg:stroke-color="#bcbcbc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7">
      <style:graphic-properties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">
      <style:graphic-properties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">
      <style:graphic-properties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40">
      <style:graphic-properties/>
    </style:style>
    <style:style style:family="graphic" style:name="a3">
      <style:graphic-properties/>
    </style:style>
    <style:style style:family="graphic" style:name="a41">
      <style:graphic-properties/>
    </style:style>
    <style:style style:family="graphic" style:name="a4">
      <style:graphic-properties/>
    </style:style>
    <style:style style:family="graphic" style:name="a42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1">
      <style:graphic-properties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afabab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/>
    </style:style>
    <style:style style:family="graphic" style:name="a36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abelle1_with_breaks" table:style-name="ta1">
        <table:shapes>
          <draw:frame draw:z-index="1" draw:id="id0" draw:style-name="a0" draw:name="Chart 1" svg:x="4.24646in" svg:y="3.42106in" svg:width="6.99646in" svg:height="4.22205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4.81732in" svg:y="7.86653in" svg:width="6.47795in" svg:height="4.31535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Chart 3" svg:x="11.69206in" svg:y="3.39094in" svg:width="7.45945in" svg:height="4.19606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Chart 4" svg:x="4.8315in" svg:y="12.4359in" svg:width="7.22598in" svg:height="4.87244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Chart 5" svg:x="12.25827in" svg:y="12.29487in" svg:width="7.36353in" svg:height="5.3141in" style:rel-width="scale" style:rel-height="scale">
            <draw:object xlink:href="Object 5/" xlink:type="simple" xlink:show="embed" xlink:actuate="onLoad"/>
            <svg:title/>
            <svg:desc/>
          </draw:frame>
          <draw:frame draw:z-index="6" draw:id="id5" draw:style-name="a5" draw:name="Chart 6" svg:x="5.08976in" svg:y="17.62821in" svg:width="7.49803in" svg:height="4.45998in" style:rel-width="scale" style:rel-height="scale">
            <draw:object xlink:href="Object 6/" xlink:type="simple" xlink:show="embed" xlink:actuate="onLoad"/>
            <svg:title/>
            <svg:desc/>
          </draw:frame>
          <draw:frame draw:z-index="7" draw:id="id6" draw:style-name="a6" draw:name="Chart 7" svg:x="20.00039in" svg:y="2.66654in" svg:width="6.2937in" svg:height="3.54055in" style:rel-width="scale" style:rel-height="scale">
            <draw:object xlink:href="Object 7/" xlink:type="simple" xlink:show="embed" xlink:actuate="onLoad"/>
            <svg:title/>
            <svg:desc/>
          </draw:frame>
          <draw:frame draw:z-index="8" draw:id="id7" draw:style-name="a7" draw:name="Chart 8" svg:x="19.97126in" svg:y="6.65157in" svg:width="6.29409in" svg:height="4.32343in" style:rel-width="scale" style:rel-height="scale">
            <draw:object xlink:href="Object 8/" xlink:type="simple" xlink:show="embed" xlink:actuate="onLoad"/>
            <svg:title/>
            <svg:desc/>
          </draw:frame>
          <draw:g draw:z-index="9" draw:name="Chart 10" draw:id="id10">
            <svg:title/>
            <svg:desc/>
            <draw:frame draw:id="id8" draw:style-name="a8" draw:name="Chart 10" svg:x="4.90385in" svg:y="15.53974in" svg:width="6.3141in" svg:height="1.22949in" style:rel-width="scale" style:rel-height="scale">
              <draw:object xlink:href="Object 9/" xlink:type="simple" xlink:show="embed" xlink:actuate="onLoad"/>
              <svg:title/>
              <svg:desc/>
            </draw:frame>
            <draw:custom-shape svg:x="5.49497in" svg:y="16.12217in" svg:width="0.16549in" svg:height="0.17528in" draw:id="id9" draw:style-name="a11" draw:name="Freeform 2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type="non-primitive" svg:viewBox="0 0 412173 654628" draw:enhanced-path="M ?f3 ?f0 L ?f4 ?f5 ?f0 ?f6 ?f1 ?f7 ?f4 ?f8 ?f4 ?f2 N" draw:text-areas="?f33 ?f35 ?f34 ?f36" draw:glue-points="?f37 ?f38 ?f39 ?f40 ?f41 ?f42 ?f43 ?f44 ?f39 ?f45 ?f39 ?f46" draw:glue-point-leaving-directions="-90, -90, -90, -90, -90, -90">
                <draw:equation draw:name="f0" draw:formula="0"/>
                <draw:equation draw:name="f1" draw:formula="412173"/>
                <draw:equation draw:name="f2" draw:formula="654628"/>
                <draw:equation draw:name="f3" draw:formula="211282"/>
                <draw:equation draw:name="f4" draw:formula="207819"/>
                <draw:equation draw:name="f5" draw:formula="93518"/>
                <draw:equation draw:name="f6" draw:formula="249382"/>
                <draw:equation draw:name="f7" draw:formula="422564"/>
                <draw:equation draw:name="f8" draw:formula="581891"/>
                <draw:equation draw:name="f9" draw:formula="?f2 - ?f0"/>
                <draw:equation draw:name="f10" draw:formula="?f1 - ?f0"/>
                <draw:equation draw:name="f11" draw:formula="?f10 / 412173"/>
                <draw:equation draw:name="f12" draw:formula="?f9 / 654628"/>
                <draw:equation draw:name="f13" draw:formula="211282 * ?f10"/>
                <draw:equation draw:name="f14" draw:formula="0 * ?f9"/>
                <draw:equation draw:name="f15" draw:formula="207819 * ?f10"/>
                <draw:equation draw:name="f16" draw:formula="93518 * ?f9"/>
                <draw:equation draw:name="f17" draw:formula="0 * ?f10"/>
                <draw:equation draw:name="f18" draw:formula="249382 * ?f9"/>
                <draw:equation draw:name="f19" draw:formula="412173 * ?f10"/>
                <draw:equation draw:name="f20" draw:formula="422564 * ?f9"/>
                <draw:equation draw:name="f21" draw:formula="581891 * ?f9"/>
                <draw:equation draw:name="f22" draw:formula="654628 * ?f9"/>
                <draw:equation draw:name="f23" draw:formula="?f13 / 412173"/>
                <draw:equation draw:name="f24" draw:formula="?f14 / 654628"/>
                <draw:equation draw:name="f25" draw:formula="?f15 / 412173"/>
                <draw:equation draw:name="f26" draw:formula="?f16 / 654628"/>
                <draw:equation draw:name="f27" draw:formula="?f17 / 412173"/>
                <draw:equation draw:name="f28" draw:formula="?f18 / 654628"/>
                <draw:equation draw:name="f29" draw:formula="?f19 / 412173"/>
                <draw:equation draw:name="f30" draw:formula="?f20 / 654628"/>
                <draw:equation draw:name="f31" draw:formula="?f21 / 654628"/>
                <draw:equation draw:name="f32" draw:formula="?f22 / 654628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1"/>
                <draw:equation draw:name="f40" draw:formula="?f26 / ?f12"/>
                <draw:equation draw:name="f41" draw:formula="?f27 / ?f11"/>
                <draw:equation draw:name="f42" draw:formula="?f28 / ?f12"/>
                <draw:equation draw:name="f43" draw:formula="?f29 / ?f11"/>
                <draw:equation draw:name="f44" draw:formula="?f30 / ?f12"/>
                <draw:equation draw:name="f45" draw:formula="?f31 / ?f12"/>
                <draw:equation draw:name="f46" draw:formula="?f32 / ?f12"/>
              </draw:enhanced-geometry>
            </draw:custom-shape>
          </draw:g>
          <draw:g draw:z-index="12" draw:name="Chart 11" draw:id="id13">
            <svg:title/>
            <svg:desc/>
            <draw:frame draw:id="id11" draw:style-name="a12" draw:name="Chart 13" svg:x="12.3141in" svg:y="15.95513in" svg:width="6.69872in" svg:height="1.65385in" style:rel-width="scale" style:rel-height="scale">
              <draw:object xlink:href="Object 10/" xlink:type="simple" xlink:show="embed" xlink:actuate="onLoad"/>
              <svg:title/>
              <svg:desc/>
            </draw:frame>
            <draw:custom-shape svg:x="12.94124in" svg:y="16.73857in" svg:width="0.17557in" svg:height="0.23579in" draw:id="id12" draw:style-name="a15" draw:name="Freeform 2">
              <svg:title/>
              <svg:desc/>
              <text:p text:style-name="a14" text:class-names="" text:cond-style-name=""><text:span text:style-name="a13" text:class-names=""/></text:p>
              <draw:enhanced-geometry xmlns:dr3d="urn:oasis:names:tc:opendocument:xmlns:dr3d:1.0" draw:type="non-primitive" svg:viewBox="0 0 412173 654628" draw:enhanced-path="M ?f3 ?f0 L ?f4 ?f5 ?f0 ?f6 ?f1 ?f7 ?f4 ?f8 ?f4 ?f2 N" draw:text-areas="?f33 ?f35 ?f34 ?f36" draw:glue-points="?f37 ?f38 ?f39 ?f40 ?f41 ?f42 ?f43 ?f44 ?f39 ?f45 ?f39 ?f46" draw:glue-point-leaving-directions="-90, -90, -90, -90, -90, -90">
                <draw:equation draw:name="f0" draw:formula="0"/>
                <draw:equation draw:name="f1" draw:formula="412173"/>
                <draw:equation draw:name="f2" draw:formula="654628"/>
                <draw:equation draw:name="f3" draw:formula="211282"/>
                <draw:equation draw:name="f4" draw:formula="207819"/>
                <draw:equation draw:name="f5" draw:formula="93518"/>
                <draw:equation draw:name="f6" draw:formula="249382"/>
                <draw:equation draw:name="f7" draw:formula="422564"/>
                <draw:equation draw:name="f8" draw:formula="581891"/>
                <draw:equation draw:name="f9" draw:formula="?f2 - ?f0"/>
                <draw:equation draw:name="f10" draw:formula="?f1 - ?f0"/>
                <draw:equation draw:name="f11" draw:formula="?f10 / 412173"/>
                <draw:equation draw:name="f12" draw:formula="?f9 / 654628"/>
                <draw:equation draw:name="f13" draw:formula="211282 * ?f10"/>
                <draw:equation draw:name="f14" draw:formula="0 * ?f9"/>
                <draw:equation draw:name="f15" draw:formula="207819 * ?f10"/>
                <draw:equation draw:name="f16" draw:formula="93518 * ?f9"/>
                <draw:equation draw:name="f17" draw:formula="0 * ?f10"/>
                <draw:equation draw:name="f18" draw:formula="249382 * ?f9"/>
                <draw:equation draw:name="f19" draw:formula="412173 * ?f10"/>
                <draw:equation draw:name="f20" draw:formula="422564 * ?f9"/>
                <draw:equation draw:name="f21" draw:formula="581891 * ?f9"/>
                <draw:equation draw:name="f22" draw:formula="654628 * ?f9"/>
                <draw:equation draw:name="f23" draw:formula="?f13 / 412173"/>
                <draw:equation draw:name="f24" draw:formula="?f14 / 654628"/>
                <draw:equation draw:name="f25" draw:formula="?f15 / 412173"/>
                <draw:equation draw:name="f26" draw:formula="?f16 / 654628"/>
                <draw:equation draw:name="f27" draw:formula="?f17 / 412173"/>
                <draw:equation draw:name="f28" draw:formula="?f18 / 654628"/>
                <draw:equation draw:name="f29" draw:formula="?f19 / 412173"/>
                <draw:equation draw:name="f30" draw:formula="?f20 / 654628"/>
                <draw:equation draw:name="f31" draw:formula="?f21 / 654628"/>
                <draw:equation draw:name="f32" draw:formula="?f22 / 654628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1"/>
                <draw:equation draw:name="f40" draw:formula="?f26 / ?f12"/>
                <draw:equation draw:name="f41" draw:formula="?f27 / ?f11"/>
                <draw:equation draw:name="f42" draw:formula="?f28 / ?f12"/>
                <draw:equation draw:name="f43" draw:formula="?f29 / ?f11"/>
                <draw:equation draw:name="f44" draw:formula="?f30 / ?f12"/>
                <draw:equation draw:name="f45" draw:formula="?f31 / ?f12"/>
                <draw:equation draw:name="f46" draw:formula="?f32 / ?f12"/>
              </draw:enhanced-geometry>
            </draw:custom-shape>
          </draw:g>
          <draw:g draw:z-index="15" draw:name="Chart 12" draw:id="id16">
            <svg:title/>
            <svg:desc/>
            <draw:frame draw:id="id14" draw:style-name="a16" draw:name="Chart 16" svg:x="5.40625in" svg:y="20.59375in" svg:width="6.58854in" svg:height="1.43229in" style:rel-width="scale" style:rel-height="scale">
              <draw:object xlink:href="Object 11/" xlink:type="simple" xlink:show="embed" xlink:actuate="onLoad"/>
              <svg:title/>
              <svg:desc/>
            </draw:frame>
            <draw:custom-shape svg:x="5.75319in" svg:y="21.11878in" svg:width="0.15048in" svg:height="0.27245in" draw:id="id15" draw:style-name="a19" draw:name="Freeform 2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type="non-primitive" svg:viewBox="0 0 434897 657922" draw:enhanced-path="M ?f3 ?f0 L ?f3 ?f4 ?f0 ?f5 ?f1 ?f6 ?f7 ?f8 ?f3 ?f2 N" draw:text-areas="?f33 ?f35 ?f34 ?f36" draw:glue-points="?f37 ?f38 ?f37 ?f39 ?f40 ?f41 ?f42 ?f43 ?f44 ?f45 ?f37 ?f46" draw:glue-point-leaving-directions="-90, -90, -90, -90, -90, -90">
                <draw:equation draw:name="f0" draw:formula="0"/>
                <draw:equation draw:name="f1" draw:formula="434897"/>
                <draw:equation draw:name="f2" draw:formula="657922"/>
                <draw:equation draw:name="f3" draw:formula="219307"/>
                <draw:equation draw:name="f4" draw:formula="92927"/>
                <draw:equation draw:name="f5" draw:formula="260195"/>
                <draw:equation draw:name="f6" draw:formula="416312"/>
                <draw:equation draw:name="f7" draw:formula="215590"/>
                <draw:equation draw:name="f8" draw:formula="594732"/>
                <draw:equation draw:name="f9" draw:formula="?f2 - ?f0"/>
                <draw:equation draw:name="f10" draw:formula="?f1 - ?f0"/>
                <draw:equation draw:name="f11" draw:formula="?f10 / 434897"/>
                <draw:equation draw:name="f12" draw:formula="?f9 / 657922"/>
                <draw:equation draw:name="f13" draw:formula="219307 * ?f10"/>
                <draw:equation draw:name="f14" draw:formula="0 * ?f9"/>
                <draw:equation draw:name="f15" draw:formula="92927 * ?f9"/>
                <draw:equation draw:name="f16" draw:formula="0 * ?f10"/>
                <draw:equation draw:name="f17" draw:formula="260195 * ?f9"/>
                <draw:equation draw:name="f18" draw:formula="434897 * ?f10"/>
                <draw:equation draw:name="f19" draw:formula="416312 * ?f9"/>
                <draw:equation draw:name="f20" draw:formula="215590 * ?f10"/>
                <draw:equation draw:name="f21" draw:formula="594732 * ?f9"/>
                <draw:equation draw:name="f22" draw:formula="657922 * ?f9"/>
                <draw:equation draw:name="f23" draw:formula="?f13 / 434897"/>
                <draw:equation draw:name="f24" draw:formula="?f14 / 657922"/>
                <draw:equation draw:name="f25" draw:formula="?f15 / 657922"/>
                <draw:equation draw:name="f26" draw:formula="?f16 / 434897"/>
                <draw:equation draw:name="f27" draw:formula="?f17 / 657922"/>
                <draw:equation draw:name="f28" draw:formula="?f18 / 434897"/>
                <draw:equation draw:name="f29" draw:formula="?f19 / 657922"/>
                <draw:equation draw:name="f30" draw:formula="?f20 / 434897"/>
                <draw:equation draw:name="f31" draw:formula="?f21 / 657922"/>
                <draw:equation draw:name="f32" draw:formula="?f22 / 657922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2"/>
                <draw:equation draw:name="f40" draw:formula="?f26 / ?f11"/>
                <draw:equation draw:name="f41" draw:formula="?f27 / ?f12"/>
                <draw:equation draw:name="f42" draw:formula="?f28 / ?f11"/>
                <draw:equation draw:name="f43" draw:formula="?f29 / ?f12"/>
                <draw:equation draw:name="f44" draw:formula="?f30 / ?f11"/>
                <draw:equation draw:name="f45" draw:formula="?f31 / ?f12"/>
                <draw:equation draw:name="f46" draw:formula="?f32 / ?f12"/>
              </draw:enhanced-geometry>
            </draw:custom-shape>
          </draw:g>
          <draw:g draw:z-index="18" draw:name="Chart 13" draw:id="id19">
            <svg:title/>
            <svg:desc/>
            <draw:frame draw:id="id17" draw:style-name="a20" draw:name="Chart 19" svg:x="20.08077in" svg:y="9.44167in" svg:width="5.23333in" svg:height="1.22949in" style:rel-width="scale" style:rel-height="scale">
              <draw:object xlink:href="Object 12/" xlink:type="simple" xlink:show="embed" xlink:actuate="onLoad"/>
              <svg:title/>
              <svg:desc/>
            </draw:frame>
            <draw:custom-shape svg:x="20.57071in" svg:y="10.02409in" svg:width="0.13717in" svg:height="0.17529in" draw:id="id18" draw:style-name="a23" draw:name="Freeform 2">
              <svg:title/>
              <svg:desc/>
              <text:p text:style-name="a22" text:class-names="" text:cond-style-name=""><text:span text:style-name="a21" text:class-names=""/></text:p>
              <draw:enhanced-geometry xmlns:dr3d="urn:oasis:names:tc:opendocument:xmlns:dr3d:1.0" draw:type="non-primitive" svg:viewBox="0 0 412173 654628" draw:enhanced-path="M ?f3 ?f0 L ?f4 ?f5 ?f0 ?f6 ?f1 ?f7 ?f4 ?f8 ?f4 ?f2 N" draw:text-areas="?f33 ?f35 ?f34 ?f36" draw:glue-points="?f37 ?f38 ?f39 ?f40 ?f41 ?f42 ?f43 ?f44 ?f39 ?f45 ?f39 ?f46" draw:glue-point-leaving-directions="-90, -90, -90, -90, -90, -90">
                <draw:equation draw:name="f0" draw:formula="0"/>
                <draw:equation draw:name="f1" draw:formula="412173"/>
                <draw:equation draw:name="f2" draw:formula="654628"/>
                <draw:equation draw:name="f3" draw:formula="211282"/>
                <draw:equation draw:name="f4" draw:formula="207819"/>
                <draw:equation draw:name="f5" draw:formula="93518"/>
                <draw:equation draw:name="f6" draw:formula="249382"/>
                <draw:equation draw:name="f7" draw:formula="422564"/>
                <draw:equation draw:name="f8" draw:formula="581891"/>
                <draw:equation draw:name="f9" draw:formula="?f2 - ?f0"/>
                <draw:equation draw:name="f10" draw:formula="?f1 - ?f0"/>
                <draw:equation draw:name="f11" draw:formula="?f10 / 412173"/>
                <draw:equation draw:name="f12" draw:formula="?f9 / 654628"/>
                <draw:equation draw:name="f13" draw:formula="211282 * ?f10"/>
                <draw:equation draw:name="f14" draw:formula="0 * ?f9"/>
                <draw:equation draw:name="f15" draw:formula="207819 * ?f10"/>
                <draw:equation draw:name="f16" draw:formula="93518 * ?f9"/>
                <draw:equation draw:name="f17" draw:formula="0 * ?f10"/>
                <draw:equation draw:name="f18" draw:formula="249382 * ?f9"/>
                <draw:equation draw:name="f19" draw:formula="412173 * ?f10"/>
                <draw:equation draw:name="f20" draw:formula="422564 * ?f9"/>
                <draw:equation draw:name="f21" draw:formula="581891 * ?f9"/>
                <draw:equation draw:name="f22" draw:formula="654628 * ?f9"/>
                <draw:equation draw:name="f23" draw:formula="?f13 / 412173"/>
                <draw:equation draw:name="f24" draw:formula="?f14 / 654628"/>
                <draw:equation draw:name="f25" draw:formula="?f15 / 412173"/>
                <draw:equation draw:name="f26" draw:formula="?f16 / 654628"/>
                <draw:equation draw:name="f27" draw:formula="?f17 / 412173"/>
                <draw:equation draw:name="f28" draw:formula="?f18 / 654628"/>
                <draw:equation draw:name="f29" draw:formula="?f19 / 412173"/>
                <draw:equation draw:name="f30" draw:formula="?f20 / 654628"/>
                <draw:equation draw:name="f31" draw:formula="?f21 / 654628"/>
                <draw:equation draw:name="f32" draw:formula="?f22 / 654628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1"/>
                <draw:equation draw:name="f40" draw:formula="?f26 / ?f12"/>
                <draw:equation draw:name="f41" draw:formula="?f27 / ?f11"/>
                <draw:equation draw:name="f42" draw:formula="?f28 / ?f12"/>
                <draw:equation draw:name="f43" draw:formula="?f29 / ?f11"/>
                <draw:equation draw:name="f44" draw:formula="?f30 / ?f12"/>
                <draw:equation draw:name="f45" draw:formula="?f31 / ?f12"/>
                <draw:equation draw:name="f46" draw:formula="?f32 / ?f12"/>
              </draw:enhanced-geometry>
            </draw:custom-shape>
          </draw:g>
        </table:shapes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Higher Traffic Volume</text:p>
          </table:table-cell>
          <table:table-cell table:number-columns-repeated="10" table:style-name="ce1"/>
          <table:table-cell office:value-type="string" table:style-name="ce1">
            <text:p>Normal Traffic Volume</text:p>
          </table:table-cell>
          <table:table-cell table:number-columns-repeated="2" table:style-name="ce1"/>
          <table:table-cell office:value-type="string" table:style-name="ce1">
            <text:p>Waiting Time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riginal</text:p>
          </table:table-cell>
          <table:table-cell office:value-type="string" table:style-name="ce1">
            <text:p>Original 2B</text:p>
          </table:table-cell>
          <table:table-cell office:value-type="string" table:style-name="ce1">
            <text:p>Original 2R</text:p>
          </table:table-cell>
          <table:table-cell office:value-type="string" table:style-name="ce1">
            <text:p>5Round</text:p>
          </table:table-cell>
          <table:table-cell office:value-type="string" table:style-name="ce1">
            <text:p>5Round 2B</text:p>
          </table:table-cell>
          <table:table-cell office:value-type="string" table:style-name="ce1">
            <text:p>5Round 2R</text:p>
          </table:table-cell>
          <table:table-cell office:value-type="string" table:style-name="ce1">
            <text:p>4Round</text:p>
          </table:table-cell>
          <table:table-cell office:value-type="string" table:style-name="ce1">
            <text:p>4Round 2B</text:p>
          </table:table-cell>
          <table:table-cell office:value-type="string" table:style-name="ce1">
            <text:p>4Round 2R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5Round</text:p>
          </table:table-cell>
          <table:table-cell office:value-type="string" table:style-name="ce1">
            <text:p>4Round</text:p>
          </table:table-cell>
          <table:table-cell table:number-columns-repeated="16369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WT</text:p>
          </table:table-cell>
          <table:table-cell table:number-columns-repeated="16" table:style-name="ce1"/>
          <table:table-cell office:value-type="string" table:style-name="ce1">
            <text:p>Original</text:p>
          </table:table-cell>
          <table:table-cell office:value-type="float" office:value="3.3944253821937102E-2" table:style-name="ce2">
            <text:p>0.034</text:p>
          </table:table-cell>
          <table:table-cell office:value-type="float" office:value="3.8224303380518403E-2" table:style-name="ce2">
            <text:p>0.038</text:p>
          </table:table-cell>
          <table:table-cell office:value-type="float" office:value="3.3944253821937102E-2" table:style-name="ce2">
            <text:p>0.034</text:p>
          </table:table-cell>
          <table:table-cell office:value-type="float" office:value="0" table:formula="of:=([.U8]-[.S8])/2" table:style-name="ce1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0.33108395677177599" table:style-name="ce2">
            <text:p>0.331</text:p>
          </table:table-cell>
          <table:table-cell office:value-type="float" office:value="0.38171080421985198" table:style-name="ce2">
            <text:p>0.382</text:p>
          </table:table-cell>
          <table:table-cell office:value-type="float" office:value="2.6736542294963699" table:style-name="ce2">
            <text:p>2.674</text:p>
          </table:table-cell>
          <table:table-cell office:value-type="float" office:value="0.458040000000278" table:style-name="ce2">
            <text:p>0.458</text:p>
          </table:table-cell>
          <table:table-cell office:value-type="float" office:value="0.481470000000292" table:style-name="ce2">
            <text:p>0.481</text:p>
          </table:table-cell>
          <table:table-cell office:value-type="float" office:value="1.642470000001" table:style-name="ce2">
            <text:p>1.642</text:p>
          </table:table-cell>
          <table:table-cell office:value-type="float" office:value="0.99261000000060196" table:style-name="ce2">
            <text:p>0.993</text:p>
          </table:table-cell>
          <table:table-cell office:value-type="float" office:value="1.09953000000067" table:style-name="ce2">
            <text:p>1.100</text:p>
          </table:table-cell>
          <table:table-cell office:value-type="float" office:value="1.74447000000106" table:style-name="ce2">
            <text:p>1.744</text:p>
          </table:table-cell>
          <table:table-cell table:number-columns-repeated="2" table:style-name="ce1"/>
          <table:table-cell office:value-type="float" office:value="3.8224303380518403E-2" table:style-name="ce2">
            <text:p>0.038</text:p>
          </table:table-cell>
          <table:table-cell office:value-type="float" office:value="6.11100000000371E-2" table:style-name="ce2">
            <text:p>0.061</text:p>
          </table:table-cell>
          <table:table-cell office:value-type="float" office:value="0.16497000000010001" table:style-name="ce2">
            <text:p>0.165</text:p>
          </table:table-cell>
          <table:table-cell table:number-columns-repeated="2" table:style-name="ce1"/>
          <table:table-cell office:value-type="string" table:style-name="ce1">
            <text:p>5-Way Roundabout</text:p>
          </table:table-cell>
          <table:table-cell office:value-type="float" office:value="5.24445286811605E-2" table:style-name="ce2">
            <text:p>0.052</text:p>
          </table:table-cell>
          <table:table-cell office:value-type="float" office:value="6.11100000000371E-2" table:style-name="ce2">
            <text:p>0.061</text:p>
          </table:table-cell>
          <table:table-cell office:value-type="float" office:value="6.9775471318913707E-2" table:style-name="ce2">
            <text:p>0.070</text:p>
          </table:table-cell>
          <table:table-cell office:value-type="float" office:value="8.6654713188766032E-3" table:formula="of:=([.U9]-[.S9])/2" table:style-name="ce1">
            <text:p>0.00866547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ow CI</text:p>
          </table:table-cell>
          <table:table-cell office:value-type="float" office:value="0.30012734147577902" table:style-name="ce2">
            <text:p>0.300</text:p>
          </table:table-cell>
          <table:table-cell office:value-type="float" office:value="0.34937785249532899" table:style-name="ce2">
            <text:p>0.349</text:p>
          </table:table-cell>
          <table:table-cell office:value-type="float" office:value="2.4248941540325299" table:style-name="ce2">
            <text:p>2.425</text:p>
          </table:table-cell>
          <table:table-cell office:value-type="float" office:value="0.41815027849417202" table:style-name="ce2">
            <text:p>0.418</text:p>
          </table:table-cell>
          <table:table-cell office:value-type="float" office:value="0.43442936931509801" table:style-name="ce2">
            <text:p>0.434</text:p>
          </table:table-cell>
          <table:table-cell office:value-type="float" office:value="1.47577488864545" table:style-name="ce2">
            <text:p>1.476</text:p>
          </table:table-cell>
          <table:table-cell office:value-type="float" office:value="0.91095062298237806" table:style-name="ce2">
            <text:p>0.911</text:p>
          </table:table-cell>
          <table:table-cell office:value-type="float" office:value="1.0157420373417101" table:style-name="ce2">
            <text:p>1.016</text:p>
          </table:table-cell>
          <table:table-cell office:value-type="float" office:value="1.5214339861817401" table:style-name="ce2">
            <text:p>1.521</text:p>
          </table:table-cell>
          <table:table-cell table:number-columns-repeated="2" table:style-name="ce1"/>
          <table:table-cell office:value-type="float" office:value="3.3944253821937102E-2" table:style-name="ce2">
            <text:p>0.034</text:p>
          </table:table-cell>
          <table:table-cell office:value-type="float" office:value="5.24445286811605E-2" table:style-name="ce2">
            <text:p>0.052</text:p>
          </table:table-cell>
          <table:table-cell office:value-type="float" office:value="0.14797318331460399" table:style-name="ce2">
            <text:p>0.148</text:p>
          </table:table-cell>
          <table:table-cell table:number-columns-repeated="2" table:style-name="ce1"/>
          <table:table-cell office:value-type="string" table:style-name="ce1">
            <text:p>4-Way Roundabout</text:p>
          </table:table-cell>
          <table:table-cell office:value-type="float" office:value="0.14797318331460399" table:style-name="ce2">
            <text:p>0.148</text:p>
          </table:table-cell>
          <table:table-cell office:value-type="float" office:value="0.16497000000010001" table:style-name="ce2">
            <text:p>0.165</text:p>
          </table:table-cell>
          <table:table-cell office:value-type="float" office:value="0.181966816685596" table:style-name="ce2">
            <text:p>0.182</text:p>
          </table:table-cell>
          <table:table-cell office:value-type="float" office:value="1.6996816685496005E-2" table:formula="of:=([.U10]-[.S10])/2" table:style-name="ce1">
            <text:p>0.01699681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igh ci</text:p>
          </table:table-cell>
          <table:table-cell office:value-type="float" office:value="0.36204057206777202" table:style-name="ce2">
            <text:p>0.362</text:p>
          </table:table-cell>
          <table:table-cell office:value-type="float" office:value="0.41404375594437498" table:style-name="ce2">
            <text:p>0.414</text:p>
          </table:table-cell>
          <table:table-cell office:value-type="float" office:value="2.9224143049602098" table:style-name="ce2">
            <text:p>2.922</text:p>
          </table:table-cell>
          <table:table-cell office:value-type="float" office:value="0.49792972150638298" table:style-name="ce2">
            <text:p>0.498</text:p>
          </table:table-cell>
          <table:table-cell office:value-type="float" office:value="0.52851063068548698" table:style-name="ce2">
            <text:p>0.529</text:p>
          </table:table-cell>
          <table:table-cell office:value-type="float" office:value="1.8091651113565399" table:style-name="ce2">
            <text:p>1.809</text:p>
          </table:table-cell>
          <table:table-cell office:value-type="float" office:value="1.0742693770188301" table:style-name="ce2">
            <text:p>1.074</text:p>
          </table:table-cell>
          <table:table-cell office:value-type="float" office:value="1.18331796265963" table:style-name="ce2">
            <text:p>1.183</text:p>
          </table:table-cell>
          <table:table-cell office:value-type="float" office:value="1.9675060138203699" table:style-name="ce2">
            <text:p>1.968</text:p>
          </table:table-cell>
          <table:table-cell table:number-columns-repeated="2" table:style-name="ce1"/>
          <table:table-cell office:value-type="float" office:value="4.25043529390998E-2" table:style-name="ce2">
            <text:p>0.043</text:p>
          </table:table-cell>
          <table:table-cell office:value-type="float" office:value="6.9775471318913707E-2" table:style-name="ce2">
            <text:p>0.070</text:p>
          </table:table-cell>
          <table:table-cell office:value-type="float" office:value="0.181966816685596" table:style-name="ce2">
            <text:p>0.182</text:p>
          </table:table-cell>
          <table:table-cell table:number-columns-repeated="6" table:style-name="ce1"/>
          <table:table-cell office:value-type="float" office:value="0" table:formula="of:=([.U11]-[.S11])/2" table:style-name="ce1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6" table:style-name="ce1"/>
          <table:table-cell office:value-type="float" office:value="0" table:formula="of:=([.U12]-[.S12])/2" table:style-name="ce1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6" table:style-name="ce1"/>
          <table:table-cell office:value-type="float" office:value="0" table:formula="of:=([.U13]-[.S13])/2" table:style-name="ce1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</text:p>
          </table:table-cell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U14]-[.S14])/2" table:style-name="ce1">
            <text:p>#VALUE!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14.861333333333301" table:style-name="ce2">
            <text:p>14.861</text:p>
          </table:table-cell>
          <table:table-cell office:value-type="float" office:value="14.8348333333333" table:style-name="ce2">
            <text:p>14.835</text:p>
          </table:table-cell>
          <table:table-cell office:value-type="float" office:value="20.83" table:style-name="ce2">
            <text:p>20.830</text:p>
          </table:table-cell>
          <table:table-cell office:value-type="float" office:value="14.834" table:style-name="ce2">
            <text:p>14.834</text:p>
          </table:table-cell>
          <table:table-cell office:value-type="float" office:value="14.9245" table:style-name="ce2">
            <text:p>14.925</text:p>
          </table:table-cell>
          <table:table-cell office:value-type="float" office:value="22.232500000000002" table:style-name="ce2">
            <text:p>22.233</text:p>
          </table:table-cell>
          <table:table-cell office:value-type="float" office:value="14.654166666666701" table:style-name="ce2">
            <text:p>14.654</text:p>
          </table:table-cell>
          <table:table-cell office:value-type="float" office:value="14.6323333333333" table:style-name="ce2">
            <text:p>14.632</text:p>
          </table:table-cell>
          <table:table-cell office:value-type="float" office:value="20.6161666666667" table:style-name="ce2">
            <text:p>20.616</text:p>
          </table:table-cell>
          <table:table-cell table:number-columns-repeated="2" table:style-name="ce1"/>
          <table:table-cell office:value-type="float" office:value="5.0754999999999999" table:style-name="ce2">
            <text:p>5.076</text:p>
          </table:table-cell>
          <table:table-cell office:value-type="float" office:value="5.0928333333333304" table:style-name="ce2">
            <text:p>5.093</text:p>
          </table:table-cell>
          <table:table-cell office:value-type="float" office:value="5.0884999999999998" table:style-name="ce2">
            <text:p>5.089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float" office:value="5.0147214909984301" table:style-name="ce2">
            <text:p>5.015</text:p>
          </table:table-cell>
          <table:table-cell office:value-type="float" office:value="5.0754999999999999" table:style-name="ce2">
            <text:p>5.076</text:p>
          </table:table-cell>
          <table:table-cell office:value-type="float" office:value="5.1362785090015697" table:style-name="ce2">
            <text:p>5.136</text:p>
          </table:table-cell>
          <table:table-cell office:value-type="float" office:value="6.077850900156978E-2" table:formula="of:=([.U15]-[.S15])/2" table:style-name="ce1">
            <text:p>0.06077850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ow CI</text:p>
          </table:table-cell>
          <table:table-cell office:value-type="float" office:value="14.7678088125181" table:style-name="ce2">
            <text:p>14.768</text:p>
          </table:table-cell>
          <table:table-cell office:value-type="float" office:value="14.7429796629997" table:style-name="ce2">
            <text:p>14.743</text:p>
          </table:table-cell>
          <table:table-cell office:value-type="float" office:value="20.729621216151401" table:style-name="ce2">
            <text:p>20.730</text:p>
          </table:table-cell>
          <table:table-cell office:value-type="float" office:value="14.742301566363899" table:style-name="ce2">
            <text:p>14.742</text:p>
          </table:table-cell>
          <table:table-cell office:value-type="float" office:value="14.8315679364486" table:style-name="ce2">
            <text:p>14.832</text:p>
          </table:table-cell>
          <table:table-cell office:value-type="float" office:value="22.172578948030498" table:style-name="ce2">
            <text:p>22.173</text:p>
          </table:table-cell>
          <table:table-cell office:value-type="float" office:value="14.5733346251622" table:style-name="ce2">
            <text:p>14.573</text:p>
          </table:table-cell>
          <table:table-cell office:value-type="float" office:value="14.543964454483" table:style-name="ce2">
            <text:p>14.544</text:p>
          </table:table-cell>
          <table:table-cell office:value-type="float" office:value="20.555359788729302" table:style-name="ce2">
            <text:p>20.555</text:p>
          </table:table-cell>
          <table:table-cell table:number-columns-repeated="2" table:style-name="ce1"/>
          <table:table-cell office:value-type="float" office:value="5.0147214909984301" table:style-name="ce2">
            <text:p>5.015</text:p>
          </table:table-cell>
          <table:table-cell office:value-type="float" office:value="5.0327292939016601" table:style-name="ce2">
            <text:p>5.033</text:p>
          </table:table-cell>
          <table:table-cell office:value-type="float" office:value="5.0264277849369901" table:style-name="ce2">
            <text:p>5.026</text:p>
          </table:table-cell>
          <table:table-cell table:number-columns-repeated="2" table:style-name="ce1"/>
          <table:table-cell office:value-type="string" table:style-name="ce1">
            <text:p>5-Way Roundabout</text:p>
          </table:table-cell>
          <table:table-cell office:value-type="float" office:value="5.0327292939016601" table:style-name="ce2">
            <text:p>5.033</text:p>
          </table:table-cell>
          <table:table-cell office:value-type="float" office:value="5.0928333333333304" table:style-name="ce2">
            <text:p>5.093</text:p>
          </table:table-cell>
          <table:table-cell office:value-type="float" office:value="5.1529373727650096" table:style-name="ce2">
            <text:p>5.153</text:p>
          </table:table-cell>
          <table:table-cell office:value-type="float" office:value="6.0104039431674749E-2" table:formula="of:=([.U16]-[.S16])/2" table:style-name="ce1">
            <text:p>0.06010403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igh CI</text:p>
          </table:table-cell>
          <table:table-cell office:value-type="float" office:value="14.9548578541485" table:style-name="ce2">
            <text:p>14.955</text:p>
          </table:table-cell>
          <table:table-cell office:value-type="float" office:value="14.926687003667" table:style-name="ce2">
            <text:p>14.927</text:p>
          </table:table-cell>
          <table:table-cell office:value-type="float" office:value="20.9303787838485" table:style-name="ce2">
            <text:p>20.930</text:p>
          </table:table-cell>
          <table:table-cell office:value-type="float" office:value="14.9256984336361" table:style-name="ce2">
            <text:p>14.926</text:p>
          </table:table-cell>
          <table:table-cell office:value-type="float" office:value="15.0174320635514" table:style-name="ce2">
            <text:p>15.017</text:p>
          </table:table-cell>
          <table:table-cell office:value-type="float" office:value="22.292421051969502" table:style-name="ce2">
            <text:p>22.292</text:p>
          </table:table-cell>
          <table:table-cell office:value-type="float" office:value="14.7349987081711" table:style-name="ce2">
            <text:p>14.735</text:p>
          </table:table-cell>
          <table:table-cell office:value-type="float" office:value="14.720702212183699" table:style-name="ce2">
            <text:p>14.721</text:p>
          </table:table-cell>
          <table:table-cell office:value-type="float" office:value="20.676973544603999" table:style-name="ce2">
            <text:p>20.677</text:p>
          </table:table-cell>
          <table:table-cell table:number-columns-repeated="2" table:style-name="ce1"/>
          <table:table-cell office:value-type="float" office:value="5.1362785090015697" table:style-name="ce2">
            <text:p>5.136</text:p>
          </table:table-cell>
          <table:table-cell office:value-type="float" office:value="5.1529373727650096" table:style-name="ce2">
            <text:p>5.153</text:p>
          </table:table-cell>
          <table:table-cell office:value-type="float" office:value="5.1505722150630104" table:style-name="ce2">
            <text:p>5.151</text:p>
          </table:table-cell>
          <table:table-cell table:number-columns-repeated="2" table:style-name="ce1"/>
          <table:table-cell office:value-type="string" table:style-name="ce1">
            <text:p>4-Way Roundabout</text:p>
          </table:table-cell>
          <table:table-cell office:value-type="float" office:value="5.0264277849369901" table:style-name="ce2">
            <text:p>5.026</text:p>
          </table:table-cell>
          <table:table-cell office:value-type="float" office:value="5.0884999999999998" table:style-name="ce2">
            <text:p>5.089</text:p>
          </table:table-cell>
          <table:table-cell office:value-type="float" office:value="5.1505722150630104" table:style-name="ce2">
            <text:p>5.151</text:p>
          </table:table-cell>
          <table:table-cell office:value-type="float" office:value="6.2072215063010194E-2" table:formula="of:=([.U17]-[.S17])/2" table:style-name="ce1">
            <text:p>0.062072215</text:p>
          </table:table-cell>
          <table:table-cell table:number-columns-repeated="1636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3.1000000000000028E-2" table:formula="of:=[.C28]-[.B28]" table:style-name="ce1">
            <text:p>0.0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aiting Tim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riginal</text:p>
          </table:table-cell>
          <table:table-cell office:value-type="float" office:value="0.3" table:style-name="ce1">
            <text:p>0.3</text:p>
          </table:table-cell>
          <table:table-cell office:value-type="float" office:value="0.33100000000000002" table:style-name="ce3">
            <text:p>0.331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.1E-2" table:formula="of:=([.D28]-[.B28])/2" table:style-name="ce1">
            <text:p>0.03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5-Way Roundabout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0.45800000000000002" table:style-name="ce3">
            <text:p>0.458</text:p>
          </table:table-cell>
          <table:table-cell office:value-type="float" office:value="0.498" table:style-name="ce1">
            <text:p>0.498</text:p>
          </table:table-cell>
          <table:table-cell office:value-type="float" office:value="4.0000000000000008E-2" table:formula="of:=([.D29]-[.B29])/2" table:style-name="ce1">
            <text:p>0.0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4-Way Roundabout</text:p>
          </table:table-cell>
          <table:table-cell office:value-type="float" office:value="0.91100000000000003" table:style-name="ce1">
            <text:p>0.911</text:p>
          </table:table-cell>
          <table:table-cell office:value-type="float" office:value="0.99299999999999999" table:style-name="ce3">
            <text:p>0.993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8.1500000000000017E-2" table:formula="of:=([.D30]-[.B30])/2" table:style-name="ce1">
            <text:p>0.0815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float" office:value="0" table:formula="of:=([.D31]-[.B31])/2" table:style-name="ce1">
            <text:p>0</text:p>
          </table:table-cell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([.D32]-[.B32])/2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iting Time 2B</text:p>
          </table:table-cell>
          <table:table-cell table:number-columns-repeated="3" table:style-name="ce1"/>
          <table:table-cell office:value-type="float" office:value="0" table:formula="of:=([.D33]-[.B33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34]-[.B34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35]-[.B35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D36]-[.B36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0.34937785249532899" table:style-name="ce2">
            <text:p>0.349</text:p>
          </table:table-cell>
          <table:table-cell office:value-type="float" office:value="0.38171080421985198" table:style-name="ce2">
            <text:p>0.382</text:p>
          </table:table-cell>
          <table:table-cell office:value-type="float" office:value="0.41404375594437498" table:style-name="ce2">
            <text:p>0.414</text:p>
          </table:table-cell>
          <table:table-cell office:value-type="float" office:value="3.2332951724522996E-2" table:formula="of:=([.D37]-[.B37])/2" table:style-name="ce1">
            <text:p>0.032332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0.43442936931509801" table:style-name="ce2">
            <text:p>0.434</text:p>
          </table:table-cell>
          <table:table-cell office:value-type="float" office:value="0.481470000000292" table:style-name="ce2">
            <text:p>0.481</text:p>
          </table:table-cell>
          <table:table-cell office:value-type="float" office:value="0.52851063068548698" table:style-name="ce2">
            <text:p>0.529</text:p>
          </table:table-cell>
          <table:table-cell office:value-type="float" office:value="4.7040630685194484E-2" table:formula="of:=([.D38]-[.B38])/2" table:style-name="ce1">
            <text:p>0.0470406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.0157420373417101" table:style-name="ce2">
            <text:p>1.016</text:p>
          </table:table-cell>
          <table:table-cell office:value-type="float" office:value="1.09953000000067" table:style-name="ce2">
            <text:p>1.100</text:p>
          </table:table-cell>
          <table:table-cell office:value-type="float" office:value="1.18331796265963" table:style-name="ce2">
            <text:p>1.183</text:p>
          </table:table-cell>
          <table:table-cell office:value-type="float" office:value="8.3787962658959936E-2" table:formula="of:=([.D39]-[.B39])/2" table:style-name="ce1">
            <text:p>0.083787963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0]-[.B4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1]-[.B41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ing Time 2R</text:p>
          </table:table-cell>
          <table:table-cell table:number-columns-repeated="3" table:style-name="ce1"/>
          <table:table-cell office:value-type="float" office:value="0" table:formula="of:=([.D42]-[.B4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3]-[.B43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4]-[.B44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D45]-[.B45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Main street R)</text:p>
          </table:table-cell>
          <table:table-cell office:value-type="float" office:value="2.4248941540325299" table:style-name="ce2">
            <text:p>2.425</text:p>
          </table:table-cell>
          <table:table-cell office:value-type="float" office:value="2.6736542294963699" table:style-name="ce2">
            <text:p>2.674</text:p>
          </table:table-cell>
          <table:table-cell office:value-type="float" office:value="2.9224143049602098" table:style-name="ce2">
            <text:p>2.922</text:p>
          </table:table-cell>
          <table:table-cell office:value-type="float" office:value="0.24876007546383994" table:formula="of:=([.D46]-[.B46])/2" table:style-name="ce1">
            <text:p>0.24876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Side Street R)</text:p>
          </table:table-cell>
          <table:table-cell office:value-type="float" office:value="1.20104571536564" table:style-name="ce4">
            <text:p>1.201</text:p>
          </table:table-cell>
          <table:table-cell office:value-type="float" office:value="1.38016658384489" table:style-name="ce2">
            <text:p>1.380</text:p>
          </table:table-cell>
          <table:table-cell office:value-type="float" office:value="1.55928745232414" table:style-name="ce2">
            <text:p>1.559</text:p>
          </table:table-cell>
          <table:table-cell office:value-type="float" office:value="0.17912086847925002" table:formula="of:=([.D47]-[.B47])/2" table:style-name="ce1">
            <text:p>0.1791208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.47577488864545" table:style-name="ce2">
            <text:p>1.476</text:p>
          </table:table-cell>
          <table:table-cell office:value-type="float" office:value="1.642470000001" table:style-name="ce2">
            <text:p>1.642</text:p>
          </table:table-cell>
          <table:table-cell office:value-type="float" office:value="1.8091651113565399" table:style-name="ce2">
            <text:p>1.809</text:p>
          </table:table-cell>
          <table:table-cell office:value-type="float" office:value="0.16669511135554493" table:formula="of:=([.D48]-[.B48])/2" table:style-name="ce1">
            <text:p>0.166695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.5214339861817401" table:style-name="ce2">
            <text:p>1.521</text:p>
          </table:table-cell>
          <table:table-cell office:value-type="float" office:value="1.74447000000106" table:style-name="ce2">
            <text:p>1.744</text:p>
          </table:table-cell>
          <table:table-cell office:value-type="float" office:value="1.9675060138203699" table:style-name="ce2">
            <text:p>1.968</text:p>
          </table:table-cell>
          <table:table-cell office:value-type="float" office:value="0.22303601381931493" table:formula="of:=([.D49]-[.B49])/2" table:style-name="ce1">
            <text:p>0.223036014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0]-[.B5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1]-[.B51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</text:p>
          </table:table-cell>
          <table:table-cell table:number-columns-repeated="3" table:style-name="ce1"/>
          <table:table-cell office:value-type="float" office:value="0" table:formula="of:=([.D52]-[.B5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3]-[.B53])/2" table:style-name="ce1">
            <text:p>0</text:p>
          </table:table-cell>
          <table:table-cell table:number-columns-repeated="11"/>
          <table:table-cell table:style-name="ce1">
            <draw:frame draw:z-index="21" draw:id="id20" draw:style-name="a26" draw:name="TextBox 14" svg:x="0.69047in" svg:y="0.09524in" svg:width="7.05952in" svg:height="0.89286in">
              <draw:text-box>
                <text:p text:style-name="a25" text:class-names="" text:cond-style-name=""><text:span text:style-name="a24" text:class-names="">NB: Copy the charts along with the overlay chart in the horizontal axes for those with axes breaks.</text:span></text:p>
              </draw:text-box>
              <svg:title/>
              <svg:desc/>
            </draw:frame>
          </table:table-cell>
          <table:table-cell table:number-columns-repeated="16367"/>
        </table:table-row>
        <table:table-row table:style-name="ro1">
          <table:table-cell table:number-columns-repeated="4" table:style-name="ce1"/>
          <table:table-cell office:value-type="float" office:value="0" table:formula="of:=([.D54]-[.B54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55]-[.B55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14.7678088125181" table:style-name="ce2">
            <text:p>14.768</text:p>
          </table:table-cell>
          <table:table-cell office:value-type="float" office:value="14.861333333333301" table:style-name="ce2">
            <text:p>14.861</text:p>
          </table:table-cell>
          <table:table-cell office:value-type="float" office:value="14.9548578541485" table:style-name="ce2">
            <text:p>14.955</text:p>
          </table:table-cell>
          <table:table-cell office:value-type="float" office:value="9.3524520815200241E-2" table:formula="of:=([.D56]-[.B56])/2" table:style-name="ce1">
            <text:p>0.0935245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4.742301566363899" table:style-name="ce2">
            <text:p>14.742</text:p>
          </table:table-cell>
          <table:table-cell office:value-type="float" office:value="14.834" table:style-name="ce2">
            <text:p>14.834</text:p>
          </table:table-cell>
          <table:table-cell office:value-type="float" office:value="14.9256984336361" table:style-name="ce2">
            <text:p>14.926</text:p>
          </table:table-cell>
          <table:table-cell office:value-type="float" office:value="9.1698433636100418E-2" table:formula="of:=([.D57]-[.B57])/2" table:style-name="ce1">
            <text:p>0.0916984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4.5733346251622" table:style-name="ce2">
            <text:p>14.573</text:p>
          </table:table-cell>
          <table:table-cell office:value-type="float" office:value="14.654166666666701" table:style-name="ce2">
            <text:p>14.654</text:p>
          </table:table-cell>
          <table:table-cell office:value-type="float" office:value="14.7349987081711" table:style-name="ce2">
            <text:p>14.735</text:p>
          </table:table-cell>
          <table:table-cell office:value-type="float" office:value="8.083204150444967E-2" table:formula="of:=([.D58]-[.B58])/2" table:style-name="ce1">
            <text:p>0.080832042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9]-[.B59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0]-[.B60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 2B</text:p>
          </table:table-cell>
          <table:table-cell table:number-columns-repeated="3" table:style-name="ce1"/>
          <table:table-cell office:value-type="float" office:value="0" table:formula="of:=([.D61]-[.B61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2]-[.B6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3]-[.B63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64]-[.B64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14.7429796629997" table:style-name="ce2">
            <text:p>14.743</text:p>
          </table:table-cell>
          <table:table-cell office:value-type="float" office:value="14.8348333333333" table:style-name="ce2">
            <text:p>14.835</text:p>
          </table:table-cell>
          <table:table-cell office:value-type="float" office:value="14.926687003667" table:style-name="ce2">
            <text:p>14.927</text:p>
          </table:table-cell>
          <table:table-cell office:value-type="float" office:value="9.1853670333650328E-2" table:formula="of:=([.D65]-[.B65])/2" table:style-name="ce1">
            <text:p>0.0918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4.8315679364486" table:style-name="ce2">
            <text:p>14.832</text:p>
          </table:table-cell>
          <table:table-cell office:value-type="float" office:value="14.9245" table:style-name="ce2">
            <text:p>14.925</text:p>
          </table:table-cell>
          <table:table-cell office:value-type="float" office:value="15.0174320635514" table:style-name="ce2">
            <text:p>15.017</text:p>
          </table:table-cell>
          <table:table-cell office:value-type="float" office:value="9.2932063551399935E-2" table:formula="of:=([.D66]-[.B66])/2" table:style-name="ce1">
            <text:p>0.0929320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4.543964454483" table:style-name="ce2">
            <text:p>14.544</text:p>
          </table:table-cell>
          <table:table-cell office:value-type="float" office:value="14.6323333333333" table:style-name="ce2">
            <text:p>14.632</text:p>
          </table:table-cell>
          <table:table-cell office:value-type="float" office:value="14.720702212183699" table:style-name="ce2">
            <text:p>14.721</text:p>
          </table:table-cell>
          <table:table-cell office:value-type="float" office:value="8.836887885034983E-2" table:formula="of:=([.D67]-[.B67])/2" table:style-name="ce1">
            <text:p>0.088368879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8]-[.B68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9]-[.B69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 Time 2R</text:p>
          </table:table-cell>
          <table:table-cell table:number-columns-repeated="3" table:style-name="ce1"/>
          <table:table-cell office:value-type="float" office:value="0" table:formula="of:=([.D70]-[.B7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71]-[.B71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72]-[.B72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73]-[.B73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Main street R)</text:p>
          </table:table-cell>
          <table:table-cell office:value-type="float" office:value="20.729621216151401" table:style-name="ce2">
            <text:p>20.730</text:p>
          </table:table-cell>
          <table:table-cell office:value-type="float" office:value="20.83" table:style-name="ce2">
            <text:p>20.830</text:p>
          </table:table-cell>
          <table:table-cell office:value-type="float" office:value="20.9303787838485" table:style-name="ce2">
            <text:p>20.930</text:p>
          </table:table-cell>
          <table:table-cell office:value-type="float" office:value="0.1003787838485497" table:formula="of:=([.D74]-[.B74])/2" table:style-name="ce1">
            <text:p>0.1003787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Side Street R)</text:p>
          </table:table-cell>
          <table:table-cell office:value-type="float" office:value="19.806706864932799" table:style-name="ce2">
            <text:p>19.807</text:p>
          </table:table-cell>
          <table:table-cell office:value-type="float" office:value="19.8728333333333" table:style-name="ce2">
            <text:p>19.873</text:p>
          </table:table-cell>
          <table:table-cell office:value-type="float" office:value="19.938959801733802" table:style-name="ce2">
            <text:p>19.939</text:p>
          </table:table-cell>
          <table:table-cell office:value-type="float" office:value="6.6126468400501182E-2" table:formula="of:=([.D75]-[.B75])/2" table:style-name="ce1">
            <text:p>0.0661264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22.172578948030498" table:style-name="ce2">
            <text:p>22.173</text:p>
          </table:table-cell>
          <table:table-cell office:value-type="float" office:value="22.232500000000002" table:style-name="ce2">
            <text:p>22.233</text:p>
          </table:table-cell>
          <table:table-cell office:value-type="float" office:value="22.292421051969502" table:style-name="ce2">
            <text:p>22.292</text:p>
          </table:table-cell>
          <table:table-cell office:value-type="float" office:value="5.9921051969501704E-2" table:formula="of:=([.D76]-[.B76])/2" table:style-name="ce1">
            <text:p>0.0599210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20.555359788729302" table:style-name="ce2">
            <text:p>20.555</text:p>
          </table:table-cell>
          <table:table-cell office:value-type="float" office:value="20.6161666666667" table:style-name="ce2">
            <text:p>20.616</text:p>
          </table:table-cell>
          <table:table-cell office:value-type="float" office:value="20.676973544603999" table:style-name="ce2">
            <text:p>20.677</text:p>
          </table:table-cell>
          <table:table-cell office:value-type="float" office:value="6.0806877937348958E-2" table:formula="of:=([.D77]-[.B77])/2" table:style-name="ce1">
            <text:p>0.060806878</text:p>
          </table:table-cell>
          <table:table-cell table:number-columns-repeated="16379"/>
        </table:table-row>
        <table:table-row table:number-rows-repeated="1048499" table:style-name="ro1">
          <table:table-cell table:number-columns-repeated="16384"/>
        </table:table-row>
      </table:table>
      <table:table table:name="Rough" table:style-name="ta2">
        <table:shapes>
          <draw:g draw:z-index="1" draw:name="Chart 1" draw:id="id23">
            <svg:title/>
            <svg:desc/>
            <draw:frame draw:id="id21" draw:style-name="a27" draw:name="Chart 2" svg:x="1.95985in" svg:y="4.68182in" svg:width="7.22598in" svg:height="1.12121in" style:rel-width="scale" style:rel-height="scale">
              <draw:object xlink:href="Object 13/" xlink:type="simple" xlink:show="embed" xlink:actuate="onLoad"/>
              <svg:title/>
              <svg:desc/>
            </draw:frame>
            <draw:custom-shape svg:x="2.63636in" svg:y="5.16271in" svg:width="0.18939in" svg:height="0.15984in" draw:id="id22" draw:style-name="a30" draw:name="Freeform 2">
              <svg:title/>
              <svg:desc/>
              <text:p text:style-name="a29" text:class-names="" text:cond-style-name=""><text:span text:style-name="a28" text:class-names=""/></text:p>
              <draw:enhanced-geometry xmlns:dr3d="urn:oasis:names:tc:opendocument:xmlns:dr3d:1.0" draw:type="non-primitive" svg:viewBox="0 0 412173 654628" draw:enhanced-path="M ?f3 ?f0 L ?f4 ?f5 ?f0 ?f6 ?f1 ?f7 ?f4 ?f8 ?f4 ?f2 N" draw:text-areas="?f33 ?f35 ?f34 ?f36" draw:glue-points="?f37 ?f38 ?f39 ?f40 ?f41 ?f42 ?f43 ?f44 ?f39 ?f45 ?f39 ?f46" draw:glue-point-leaving-directions="-90, -90, -90, -90, -90, -90">
                <draw:equation draw:name="f0" draw:formula="0"/>
                <draw:equation draw:name="f1" draw:formula="412173"/>
                <draw:equation draw:name="f2" draw:formula="654628"/>
                <draw:equation draw:name="f3" draw:formula="211282"/>
                <draw:equation draw:name="f4" draw:formula="207819"/>
                <draw:equation draw:name="f5" draw:formula="93518"/>
                <draw:equation draw:name="f6" draw:formula="249382"/>
                <draw:equation draw:name="f7" draw:formula="422564"/>
                <draw:equation draw:name="f8" draw:formula="581891"/>
                <draw:equation draw:name="f9" draw:formula="?f2 - ?f0"/>
                <draw:equation draw:name="f10" draw:formula="?f1 - ?f0"/>
                <draw:equation draw:name="f11" draw:formula="?f10 / 412173"/>
                <draw:equation draw:name="f12" draw:formula="?f9 / 654628"/>
                <draw:equation draw:name="f13" draw:formula="211282 * ?f10"/>
                <draw:equation draw:name="f14" draw:formula="0 * ?f9"/>
                <draw:equation draw:name="f15" draw:formula="207819 * ?f10"/>
                <draw:equation draw:name="f16" draw:formula="93518 * ?f9"/>
                <draw:equation draw:name="f17" draw:formula="0 * ?f10"/>
                <draw:equation draw:name="f18" draw:formula="249382 * ?f9"/>
                <draw:equation draw:name="f19" draw:formula="412173 * ?f10"/>
                <draw:equation draw:name="f20" draw:formula="422564 * ?f9"/>
                <draw:equation draw:name="f21" draw:formula="581891 * ?f9"/>
                <draw:equation draw:name="f22" draw:formula="654628 * ?f9"/>
                <draw:equation draw:name="f23" draw:formula="?f13 / 412173"/>
                <draw:equation draw:name="f24" draw:formula="?f14 / 654628"/>
                <draw:equation draw:name="f25" draw:formula="?f15 / 412173"/>
                <draw:equation draw:name="f26" draw:formula="?f16 / 654628"/>
                <draw:equation draw:name="f27" draw:formula="?f17 / 412173"/>
                <draw:equation draw:name="f28" draw:formula="?f18 / 654628"/>
                <draw:equation draw:name="f29" draw:formula="?f19 / 412173"/>
                <draw:equation draw:name="f30" draw:formula="?f20 / 654628"/>
                <draw:equation draw:name="f31" draw:formula="?f21 / 654628"/>
                <draw:equation draw:name="f32" draw:formula="?f22 / 654628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1"/>
                <draw:equation draw:name="f40" draw:formula="?f26 / ?f12"/>
                <draw:equation draw:name="f41" draw:formula="?f27 / ?f11"/>
                <draw:equation draw:name="f42" draw:formula="?f28 / ?f12"/>
                <draw:equation draw:name="f43" draw:formula="?f29 / ?f11"/>
                <draw:equation draw:name="f44" draw:formula="?f30 / ?f12"/>
                <draw:equation draw:name="f45" draw:formula="?f31 / ?f12"/>
                <draw:equation draw:name="f46" draw:formula="?f32 / ?f12"/>
              </draw:enhanced-geometry>
            </draw:custom-shape>
          </draw:g>
          <draw:g draw:z-index="4" draw:name="Chart 4" draw:id="id26">
            <svg:title/>
            <svg:desc/>
            <draw:frame draw:id="id24" draw:style-name="a31" draw:name="Chart 5" svg:x="9.56303in" svg:y="4.70619in" svg:width="6.9897in" svg:height="1.08741in" style:rel-width="scale" style:rel-height="scale">
              <draw:object xlink:href="Object 14/" xlink:type="simple" xlink:show="embed" xlink:actuate="onLoad"/>
              <svg:title/>
              <svg:desc/>
            </draw:frame>
            <draw:custom-shape svg:x="10.4885in" svg:y="5.06256in" svg:width="0.15969in" svg:height="0.20684in" draw:id="id25" draw:style-name="a34" draw:name="Freeform 2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type="non-primitive" svg:viewBox="0 0 434897 657922" draw:enhanced-path="M ?f3 ?f0 L ?f3 ?f4 ?f0 ?f5 ?f1 ?f6 ?f7 ?f8 ?f3 ?f2 N" draw:text-areas="?f33 ?f35 ?f34 ?f36" draw:glue-points="?f37 ?f38 ?f37 ?f39 ?f40 ?f41 ?f42 ?f43 ?f44 ?f45 ?f37 ?f46" draw:glue-point-leaving-directions="-90, -90, -90, -90, -90, -90">
                <draw:equation draw:name="f0" draw:formula="0"/>
                <draw:equation draw:name="f1" draw:formula="434897"/>
                <draw:equation draw:name="f2" draw:formula="657922"/>
                <draw:equation draw:name="f3" draw:formula="219307"/>
                <draw:equation draw:name="f4" draw:formula="92927"/>
                <draw:equation draw:name="f5" draw:formula="260195"/>
                <draw:equation draw:name="f6" draw:formula="416312"/>
                <draw:equation draw:name="f7" draw:formula="215590"/>
                <draw:equation draw:name="f8" draw:formula="594732"/>
                <draw:equation draw:name="f9" draw:formula="?f2 - ?f0"/>
                <draw:equation draw:name="f10" draw:formula="?f1 - ?f0"/>
                <draw:equation draw:name="f11" draw:formula="?f10 / 434897"/>
                <draw:equation draw:name="f12" draw:formula="?f9 / 657922"/>
                <draw:equation draw:name="f13" draw:formula="219307 * ?f10"/>
                <draw:equation draw:name="f14" draw:formula="0 * ?f9"/>
                <draw:equation draw:name="f15" draw:formula="92927 * ?f9"/>
                <draw:equation draw:name="f16" draw:formula="0 * ?f10"/>
                <draw:equation draw:name="f17" draw:formula="260195 * ?f9"/>
                <draw:equation draw:name="f18" draw:formula="434897 * ?f10"/>
                <draw:equation draw:name="f19" draw:formula="416312 * ?f9"/>
                <draw:equation draw:name="f20" draw:formula="215590 * ?f10"/>
                <draw:equation draw:name="f21" draw:formula="594732 * ?f9"/>
                <draw:equation draw:name="f22" draw:formula="657922 * ?f9"/>
                <draw:equation draw:name="f23" draw:formula="?f13 / 434897"/>
                <draw:equation draw:name="f24" draw:formula="?f14 / 657922"/>
                <draw:equation draw:name="f25" draw:formula="?f15 / 657922"/>
                <draw:equation draw:name="f26" draw:formula="?f16 / 434897"/>
                <draw:equation draw:name="f27" draw:formula="?f17 / 657922"/>
                <draw:equation draw:name="f28" draw:formula="?f18 / 434897"/>
                <draw:equation draw:name="f29" draw:formula="?f19 / 657922"/>
                <draw:equation draw:name="f30" draw:formula="?f20 / 434897"/>
                <draw:equation draw:name="f31" draw:formula="?f21 / 657922"/>
                <draw:equation draw:name="f32" draw:formula="?f22 / 657922"/>
                <draw:equation draw:name="f33" draw:formula="?f0 / ?f11"/>
                <draw:equation draw:name="f34" draw:formula="?f1 / ?f11"/>
                <draw:equation draw:name="f35" draw:formula="?f0 / ?f12"/>
                <draw:equation draw:name="f36" draw:formula="?f2 / ?f12"/>
                <draw:equation draw:name="f37" draw:formula="?f23 / ?f11"/>
                <draw:equation draw:name="f38" draw:formula="?f24 / ?f12"/>
                <draw:equation draw:name="f39" draw:formula="?f25 / ?f12"/>
                <draw:equation draw:name="f40" draw:formula="?f26 / ?f11"/>
                <draw:equation draw:name="f41" draw:formula="?f27 / ?f12"/>
                <draw:equation draw:name="f42" draw:formula="?f28 / ?f11"/>
                <draw:equation draw:name="f43" draw:formula="?f29 / ?f12"/>
                <draw:equation draw:name="f44" draw:formula="?f30 / ?f11"/>
                <draw:equation draw:name="f45" draw:formula="?f31 / ?f12"/>
                <draw:equation draw:name="f46" draw:formula="?f32 / ?f12"/>
              </draw:enhanced-geometry>
            </draw:custom-shape>
          </draw:g>
        </table:shapes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1_without_breaks" table:style-name="ta1">
        <table:shapes>
          <draw:frame draw:z-index="1" draw:id="id27" draw:style-name="a35" draw:name="Chart 1" svg:x="4.94646in" svg:y="3.49606in" svg:width="6.99646in" svg:height="4.22205in" style:rel-width="scale" style:rel-height="scale">
            <draw:object xlink:href="Object 15/" xlink:type="simple" xlink:show="embed" xlink:actuate="onLoad"/>
            <svg:title/>
            <svg:desc/>
          </draw:frame>
          <draw:frame draw:z-index="2" draw:id="id28" draw:style-name="a36" draw:name="Chart 2" svg:x="4.81732in" svg:y="7.86653in" svg:width="6.47795in" svg:height="4.31535in" style:rel-width="scale" style:rel-height="scale">
            <draw:object xlink:href="Object 16/" xlink:type="simple" xlink:show="embed" xlink:actuate="onLoad"/>
            <svg:title/>
            <svg:desc/>
          </draw:frame>
          <draw:frame draw:z-index="3" draw:id="id29" draw:style-name="a37" draw:name="Chart 3" svg:x="11.69206in" svg:y="3.39094in" svg:width="7.45945in" svg:height="4.19606in" style:rel-width="scale" style:rel-height="scale">
            <draw:object xlink:href="Object 17/" xlink:type="simple" xlink:show="embed" xlink:actuate="onLoad"/>
            <svg:title/>
            <svg:desc/>
          </draw:frame>
          <draw:frame draw:z-index="4" draw:id="id30" draw:style-name="a38" draw:name="Chart 4" svg:x="4.8315in" svg:y="12.6811in" svg:width="7.22598in" svg:height="4.25157in" style:rel-width="scale" style:rel-height="scale">
            <draw:object xlink:href="Object 18/" xlink:type="simple" xlink:show="embed" xlink:actuate="onLoad"/>
            <svg:title/>
            <svg:desc/>
          </draw:frame>
          <draw:frame draw:z-index="5" draw:id="id31" draw:style-name="a39" draw:name="Chart 5" svg:x="12.25827in" svg:y="12.82913in" svg:width="7.06811in" svg:height="4.17756in" style:rel-width="scale" style:rel-height="scale">
            <draw:object xlink:href="Object 19/" xlink:type="simple" xlink:show="embed" xlink:actuate="onLoad"/>
            <svg:title/>
            <svg:desc/>
          </draw:frame>
          <draw:frame draw:z-index="6" draw:id="id32" draw:style-name="a40" draw:name="Chart 6" svg:x="5.08976in" svg:y="17.91063in" svg:width="7.49803in" svg:height="4.17756in" style:rel-width="scale" style:rel-height="scale">
            <draw:object xlink:href="Object 20/" xlink:type="simple" xlink:show="embed" xlink:actuate="onLoad"/>
            <svg:title/>
            <svg:desc/>
          </draw:frame>
          <draw:frame draw:z-index="7" draw:id="id33" draw:style-name="a41" draw:name="Chart 7" svg:x="20.00039in" svg:y="2.66654in" svg:width="6.2937in" svg:height="3.54055in" style:rel-width="scale" style:rel-height="scale">
            <draw:object xlink:href="Object 21/" xlink:type="simple" xlink:show="embed" xlink:actuate="onLoad"/>
            <svg:title/>
            <svg:desc/>
          </draw:frame>
          <draw:frame draw:z-index="8" draw:id="id34" draw:style-name="a42" draw:name="Chart 8" svg:x="19.97126in" svg:y="6.65157in" svg:width="6.29409in" svg:height="3.54055in" style:rel-width="scale" style:rel-height="scale">
            <draw:object xlink:href="Object 22/" xlink:type="simple" xlink:show="embed" xlink:actuate="onLoad"/>
            <svg:title/>
            <svg:desc/>
          </draw:frame>
        </table:shapes>
        <table:table-column table:style-name="co1" table:number-columns-repeated="21" table:default-cell-style-name="ce1"/>
        <table:table-column table:style-name="co2" table:number-columns-repeated="16363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string" table:style-name="ce1">
            <text:p>Higher Traffic Volume</text:p>
          </table:table-cell>
          <table:table-cell table:number-columns-repeated="10" table:style-name="ce1"/>
          <table:table-cell office:value-type="string" table:style-name="ce1">
            <text:p>Normal Traffic Volume</text:p>
          </table:table-cell>
          <table:table-cell table:number-columns-repeated="2" table:style-name="ce1"/>
          <table:table-cell office:value-type="string" table:style-name="ce1">
            <text:p>Waiting Time</text:p>
          </table:table-cell>
          <table:table-cell table:number-columns-repeated="1636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Original</text:p>
          </table:table-cell>
          <table:table-cell office:value-type="string" table:style-name="ce1">
            <text:p>Original 2B</text:p>
          </table:table-cell>
          <table:table-cell office:value-type="string" table:style-name="ce1">
            <text:p>Original 2R</text:p>
          </table:table-cell>
          <table:table-cell office:value-type="string" table:style-name="ce1">
            <text:p>5Round</text:p>
          </table:table-cell>
          <table:table-cell office:value-type="string" table:style-name="ce1">
            <text:p>5Round 2B</text:p>
          </table:table-cell>
          <table:table-cell office:value-type="string" table:style-name="ce1">
            <text:p>5Round 2R</text:p>
          </table:table-cell>
          <table:table-cell office:value-type="string" table:style-name="ce1">
            <text:p>4Round</text:p>
          </table:table-cell>
          <table:table-cell office:value-type="string" table:style-name="ce1">
            <text:p>4Round 2B</text:p>
          </table:table-cell>
          <table:table-cell office:value-type="string" table:style-name="ce1">
            <text:p>4Round 2R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string" table:style-name="ce1">
            <text:p>5Round</text:p>
          </table:table-cell>
          <table:table-cell office:value-type="string" table:style-name="ce1">
            <text:p>4Round</text:p>
          </table:table-cell>
          <table:table-cell table:number-columns-repeated="16369" table:style-name="ce1"/>
        </table:table-row>
        <table:table-row table:style-name="ro1">
          <table:table-cell table:number-columns-repeated="18"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WT</text:p>
          </table:table-cell>
          <table:table-cell table:number-columns-repeated="16" table:style-name="ce1"/>
          <table:table-cell office:value-type="string" table:style-name="ce1">
            <text:p>Original</text:p>
          </table:table-cell>
          <table:table-cell office:value-type="float" office:value="3.3944253821937102E-2" table:style-name="ce2">
            <text:p>0.034</text:p>
          </table:table-cell>
          <table:table-cell office:value-type="float" office:value="3.8224303380518403E-2" table:style-name="ce2">
            <text:p>0.038</text:p>
          </table:table-cell>
          <table:table-cell office:value-type="float" office:value="3.3944253821937102E-2" table:style-name="ce2">
            <text:p>0.034</text:p>
          </table:table-cell>
          <table:table-cell office:value-type="float" office:value="0" table:formula="of:=([.U8]-[.S8])/2" table:style-name="ce1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0.33108395677177599" table:style-name="ce2">
            <text:p>0.331</text:p>
          </table:table-cell>
          <table:table-cell office:value-type="float" office:value="0.38171080421985198" table:style-name="ce2">
            <text:p>0.382</text:p>
          </table:table-cell>
          <table:table-cell office:value-type="float" office:value="2.6736542294963699" table:style-name="ce2">
            <text:p>2.674</text:p>
          </table:table-cell>
          <table:table-cell office:value-type="float" office:value="0.458040000000278" table:style-name="ce2">
            <text:p>0.458</text:p>
          </table:table-cell>
          <table:table-cell office:value-type="float" office:value="0.481470000000292" table:style-name="ce2">
            <text:p>0.481</text:p>
          </table:table-cell>
          <table:table-cell office:value-type="float" office:value="1.642470000001" table:style-name="ce2">
            <text:p>1.642</text:p>
          </table:table-cell>
          <table:table-cell office:value-type="float" office:value="0.99261000000060196" table:style-name="ce2">
            <text:p>0.993</text:p>
          </table:table-cell>
          <table:table-cell office:value-type="float" office:value="1.09953000000067" table:style-name="ce2">
            <text:p>1.100</text:p>
          </table:table-cell>
          <table:table-cell office:value-type="float" office:value="1.74447000000106" table:style-name="ce2">
            <text:p>1.744</text:p>
          </table:table-cell>
          <table:table-cell table:number-columns-repeated="2" table:style-name="ce1"/>
          <table:table-cell office:value-type="float" office:value="3.8224303380518403E-2" table:style-name="ce2">
            <text:p>0.038</text:p>
          </table:table-cell>
          <table:table-cell office:value-type="float" office:value="6.11100000000371E-2" table:style-name="ce2">
            <text:p>0.061</text:p>
          </table:table-cell>
          <table:table-cell office:value-type="float" office:value="0.16497000000010001" table:style-name="ce2">
            <text:p>0.165</text:p>
          </table:table-cell>
          <table:table-cell table:number-columns-repeated="2" table:style-name="ce1"/>
          <table:table-cell office:value-type="string" table:style-name="ce1">
            <text:p>5-Way Roundabout</text:p>
          </table:table-cell>
          <table:table-cell office:value-type="float" office:value="5.24445286811605E-2" table:style-name="ce2">
            <text:p>0.052</text:p>
          </table:table-cell>
          <table:table-cell office:value-type="float" office:value="6.11100000000371E-2" table:style-name="ce2">
            <text:p>0.061</text:p>
          </table:table-cell>
          <table:table-cell office:value-type="float" office:value="6.9775471318913707E-2" table:style-name="ce2">
            <text:p>0.070</text:p>
          </table:table-cell>
          <table:table-cell office:value-type="float" office:value="8.6654713188766032E-3" table:formula="of:=([.U9]-[.S9])/2" table:style-name="ce1">
            <text:p>0.008665471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ow CI</text:p>
          </table:table-cell>
          <table:table-cell office:value-type="float" office:value="0.30012734147577902" table:style-name="ce2">
            <text:p>0.300</text:p>
          </table:table-cell>
          <table:table-cell office:value-type="float" office:value="0.34937785249532899" table:style-name="ce2">
            <text:p>0.349</text:p>
          </table:table-cell>
          <table:table-cell office:value-type="float" office:value="2.4248941540325299" table:style-name="ce2">
            <text:p>2.425</text:p>
          </table:table-cell>
          <table:table-cell office:value-type="float" office:value="0.41815027849417202" table:style-name="ce2">
            <text:p>0.418</text:p>
          </table:table-cell>
          <table:table-cell office:value-type="float" office:value="0.43442936931509801" table:style-name="ce2">
            <text:p>0.434</text:p>
          </table:table-cell>
          <table:table-cell office:value-type="float" office:value="1.47577488864545" table:style-name="ce2">
            <text:p>1.476</text:p>
          </table:table-cell>
          <table:table-cell office:value-type="float" office:value="0.91095062298237806" table:style-name="ce2">
            <text:p>0.911</text:p>
          </table:table-cell>
          <table:table-cell office:value-type="float" office:value="1.0157420373417101" table:style-name="ce2">
            <text:p>1.016</text:p>
          </table:table-cell>
          <table:table-cell office:value-type="float" office:value="1.5214339861817401" table:style-name="ce2">
            <text:p>1.521</text:p>
          </table:table-cell>
          <table:table-cell table:number-columns-repeated="2" table:style-name="ce1"/>
          <table:table-cell office:value-type="float" office:value="3.3944253821937102E-2" table:style-name="ce2">
            <text:p>0.034</text:p>
          </table:table-cell>
          <table:table-cell office:value-type="float" office:value="5.24445286811605E-2" table:style-name="ce2">
            <text:p>0.052</text:p>
          </table:table-cell>
          <table:table-cell office:value-type="float" office:value="0.14797318331460399" table:style-name="ce2">
            <text:p>0.148</text:p>
          </table:table-cell>
          <table:table-cell table:number-columns-repeated="2" table:style-name="ce1"/>
          <table:table-cell office:value-type="string" table:style-name="ce1">
            <text:p>4-Way Roundabout</text:p>
          </table:table-cell>
          <table:table-cell office:value-type="float" office:value="0.14797318331460399" table:style-name="ce2">
            <text:p>0.148</text:p>
          </table:table-cell>
          <table:table-cell office:value-type="float" office:value="0.16497000000010001" table:style-name="ce2">
            <text:p>0.165</text:p>
          </table:table-cell>
          <table:table-cell office:value-type="float" office:value="0.181966816685596" table:style-name="ce2">
            <text:p>0.182</text:p>
          </table:table-cell>
          <table:table-cell office:value-type="float" office:value="1.6996816685496005E-2" table:formula="of:=([.U10]-[.S10])/2" table:style-name="ce1">
            <text:p>0.016996817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igh ci</text:p>
          </table:table-cell>
          <table:table-cell office:value-type="float" office:value="0.36204057206777202" table:style-name="ce2">
            <text:p>0.362</text:p>
          </table:table-cell>
          <table:table-cell office:value-type="float" office:value="0.41404375594437498" table:style-name="ce2">
            <text:p>0.414</text:p>
          </table:table-cell>
          <table:table-cell office:value-type="float" office:value="2.9224143049602098" table:style-name="ce2">
            <text:p>2.922</text:p>
          </table:table-cell>
          <table:table-cell office:value-type="float" office:value="0.49792972150638298" table:style-name="ce2">
            <text:p>0.498</text:p>
          </table:table-cell>
          <table:table-cell office:value-type="float" office:value="0.52851063068548698" table:style-name="ce2">
            <text:p>0.529</text:p>
          </table:table-cell>
          <table:table-cell office:value-type="float" office:value="1.8091651113565399" table:style-name="ce2">
            <text:p>1.809</text:p>
          </table:table-cell>
          <table:table-cell office:value-type="float" office:value="1.0742693770188301" table:style-name="ce2">
            <text:p>1.074</text:p>
          </table:table-cell>
          <table:table-cell office:value-type="float" office:value="1.18331796265963" table:style-name="ce2">
            <text:p>1.183</text:p>
          </table:table-cell>
          <table:table-cell office:value-type="float" office:value="1.9675060138203699" table:style-name="ce2">
            <text:p>1.968</text:p>
          </table:table-cell>
          <table:table-cell table:number-columns-repeated="2" table:style-name="ce1"/>
          <table:table-cell office:value-type="float" office:value="4.25043529390998E-2" table:style-name="ce2">
            <text:p>0.043</text:p>
          </table:table-cell>
          <table:table-cell office:value-type="float" office:value="6.9775471318913707E-2" table:style-name="ce2">
            <text:p>0.070</text:p>
          </table:table-cell>
          <table:table-cell office:value-type="float" office:value="0.181966816685596" table:style-name="ce2">
            <text:p>0.182</text:p>
          </table:table-cell>
          <table:table-cell table:number-columns-repeated="6" table:style-name="ce1"/>
          <table:table-cell office:value-type="float" office:value="0" table:formula="of:=([.U11]-[.S11])/2" table:style-name="ce1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6" table:style-name="ce1"/>
          <table:table-cell office:value-type="float" office:value="0" table:formula="of:=([.U12]-[.S12])/2" table:style-name="ce1">
            <text:p>0</text:p>
          </table:table-cell>
          <table:table-cell table:number-columns-repeated="16362"/>
        </table:table-row>
        <table:table-row table:style-name="ro1">
          <table:table-cell table:style-name="ce1"/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6" table:style-name="ce1"/>
          <table:table-cell office:value-type="float" office:value="0" table:formula="of:=([.U13]-[.S13])/2" table:style-name="ce1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T</text:p>
          </table:table-cell>
          <table:table-cell table:number-columns-repeated="9" table:style-name="ce2"/>
          <table:table-cell table:number-columns-repeated="2" table:style-name="ce1"/>
          <table:table-cell table:number-columns-repeated="3" table:style-name="ce2"/>
          <table:table-cell table:number-columns-repeated="3"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U14]-[.S14])/2" table:style-name="ce1">
            <text:p>#VALUE!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mean</text:p>
          </table:table-cell>
          <table:table-cell office:value-type="float" office:value="14.861333333333301" table:style-name="ce2">
            <text:p>14.861</text:p>
          </table:table-cell>
          <table:table-cell office:value-type="float" office:value="14.8348333333333" table:style-name="ce2">
            <text:p>14.835</text:p>
          </table:table-cell>
          <table:table-cell office:value-type="float" office:value="20.83" table:style-name="ce2">
            <text:p>20.830</text:p>
          </table:table-cell>
          <table:table-cell office:value-type="float" office:value="14.834" table:style-name="ce2">
            <text:p>14.834</text:p>
          </table:table-cell>
          <table:table-cell office:value-type="float" office:value="14.9245" table:style-name="ce2">
            <text:p>14.925</text:p>
          </table:table-cell>
          <table:table-cell office:value-type="float" office:value="22.232500000000002" table:style-name="ce2">
            <text:p>22.233</text:p>
          </table:table-cell>
          <table:table-cell office:value-type="float" office:value="14.654166666666701" table:style-name="ce2">
            <text:p>14.654</text:p>
          </table:table-cell>
          <table:table-cell office:value-type="float" office:value="14.6323333333333" table:style-name="ce2">
            <text:p>14.632</text:p>
          </table:table-cell>
          <table:table-cell office:value-type="float" office:value="20.6161666666667" table:style-name="ce2">
            <text:p>20.616</text:p>
          </table:table-cell>
          <table:table-cell table:number-columns-repeated="2" table:style-name="ce1"/>
          <table:table-cell office:value-type="float" office:value="5.0754999999999999" table:style-name="ce2">
            <text:p>5.076</text:p>
          </table:table-cell>
          <table:table-cell office:value-type="float" office:value="5.0928333333333304" table:style-name="ce2">
            <text:p>5.093</text:p>
          </table:table-cell>
          <table:table-cell office:value-type="float" office:value="5.0884999999999998" table:style-name="ce2">
            <text:p>5.089</text:p>
          </table:table-cell>
          <table:table-cell table:number-columns-repeated="2" table:style-name="ce1"/>
          <table:table-cell office:value-type="string" table:style-name="ce1">
            <text:p>Original</text:p>
          </table:table-cell>
          <table:table-cell office:value-type="float" office:value="5.0147214909984301" table:style-name="ce2">
            <text:p>5.015</text:p>
          </table:table-cell>
          <table:table-cell office:value-type="float" office:value="5.0754999999999999" table:style-name="ce2">
            <text:p>5.076</text:p>
          </table:table-cell>
          <table:table-cell office:value-type="float" office:value="5.1362785090015697" table:style-name="ce2">
            <text:p>5.136</text:p>
          </table:table-cell>
          <table:table-cell office:value-type="float" office:value="6.077850900156978E-2" table:formula="of:=([.U15]-[.S15])/2" table:style-name="ce1">
            <text:p>0.06077850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low CI</text:p>
          </table:table-cell>
          <table:table-cell office:value-type="float" office:value="14.7678088125181" table:style-name="ce2">
            <text:p>14.768</text:p>
          </table:table-cell>
          <table:table-cell office:value-type="float" office:value="14.7429796629997" table:style-name="ce2">
            <text:p>14.743</text:p>
          </table:table-cell>
          <table:table-cell office:value-type="float" office:value="20.729621216151401" table:style-name="ce2">
            <text:p>20.730</text:p>
          </table:table-cell>
          <table:table-cell office:value-type="float" office:value="14.742301566363899" table:style-name="ce2">
            <text:p>14.742</text:p>
          </table:table-cell>
          <table:table-cell office:value-type="float" office:value="14.8315679364486" table:style-name="ce2">
            <text:p>14.832</text:p>
          </table:table-cell>
          <table:table-cell office:value-type="float" office:value="22.172578948030498" table:style-name="ce2">
            <text:p>22.173</text:p>
          </table:table-cell>
          <table:table-cell office:value-type="float" office:value="14.5733346251622" table:style-name="ce2">
            <text:p>14.573</text:p>
          </table:table-cell>
          <table:table-cell office:value-type="float" office:value="14.543964454483" table:style-name="ce2">
            <text:p>14.544</text:p>
          </table:table-cell>
          <table:table-cell office:value-type="float" office:value="20.555359788729302" table:style-name="ce2">
            <text:p>20.555</text:p>
          </table:table-cell>
          <table:table-cell table:number-columns-repeated="2" table:style-name="ce1"/>
          <table:table-cell office:value-type="float" office:value="5.0147214909984301" table:style-name="ce2">
            <text:p>5.015</text:p>
          </table:table-cell>
          <table:table-cell office:value-type="float" office:value="5.0327292939016601" table:style-name="ce2">
            <text:p>5.033</text:p>
          </table:table-cell>
          <table:table-cell office:value-type="float" office:value="5.0264277849369901" table:style-name="ce2">
            <text:p>5.026</text:p>
          </table:table-cell>
          <table:table-cell table:number-columns-repeated="2" table:style-name="ce1"/>
          <table:table-cell office:value-type="string" table:style-name="ce1">
            <text:p>5-Way Roundabout</text:p>
          </table:table-cell>
          <table:table-cell office:value-type="float" office:value="5.0327292939016601" table:style-name="ce2">
            <text:p>5.033</text:p>
          </table:table-cell>
          <table:table-cell office:value-type="float" office:value="5.0928333333333304" table:style-name="ce2">
            <text:p>5.093</text:p>
          </table:table-cell>
          <table:table-cell office:value-type="float" office:value="5.1529373727650096" table:style-name="ce2">
            <text:p>5.153</text:p>
          </table:table-cell>
          <table:table-cell office:value-type="float" office:value="6.0104039431674749E-2" table:formula="of:=([.U16]-[.S16])/2" table:style-name="ce1">
            <text:p>0.060104039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high CI</text:p>
          </table:table-cell>
          <table:table-cell office:value-type="float" office:value="14.9548578541485" table:style-name="ce2">
            <text:p>14.955</text:p>
          </table:table-cell>
          <table:table-cell office:value-type="float" office:value="14.926687003667" table:style-name="ce2">
            <text:p>14.927</text:p>
          </table:table-cell>
          <table:table-cell office:value-type="float" office:value="20.9303787838485" table:style-name="ce2">
            <text:p>20.930</text:p>
          </table:table-cell>
          <table:table-cell office:value-type="float" office:value="14.9256984336361" table:style-name="ce2">
            <text:p>14.926</text:p>
          </table:table-cell>
          <table:table-cell office:value-type="float" office:value="15.0174320635514" table:style-name="ce2">
            <text:p>15.017</text:p>
          </table:table-cell>
          <table:table-cell office:value-type="float" office:value="22.292421051969502" table:style-name="ce2">
            <text:p>22.292</text:p>
          </table:table-cell>
          <table:table-cell office:value-type="float" office:value="14.7349987081711" table:style-name="ce2">
            <text:p>14.735</text:p>
          </table:table-cell>
          <table:table-cell office:value-type="float" office:value="14.720702212183699" table:style-name="ce2">
            <text:p>14.721</text:p>
          </table:table-cell>
          <table:table-cell office:value-type="float" office:value="20.676973544603999" table:style-name="ce2">
            <text:p>20.677</text:p>
          </table:table-cell>
          <table:table-cell table:number-columns-repeated="2" table:style-name="ce1"/>
          <table:table-cell office:value-type="float" office:value="5.1362785090015697" table:style-name="ce2">
            <text:p>5.136</text:p>
          </table:table-cell>
          <table:table-cell office:value-type="float" office:value="5.1529373727650096" table:style-name="ce2">
            <text:p>5.153</text:p>
          </table:table-cell>
          <table:table-cell office:value-type="float" office:value="5.1505722150630104" table:style-name="ce2">
            <text:p>5.151</text:p>
          </table:table-cell>
          <table:table-cell table:number-columns-repeated="2" table:style-name="ce1"/>
          <table:table-cell office:value-type="string" table:style-name="ce1">
            <text:p>4-Way Roundabout</text:p>
          </table:table-cell>
          <table:table-cell office:value-type="float" office:value="5.0264277849369901" table:style-name="ce2">
            <text:p>5.026</text:p>
          </table:table-cell>
          <table:table-cell office:value-type="float" office:value="5.0884999999999998" table:style-name="ce2">
            <text:p>5.089</text:p>
          </table:table-cell>
          <table:table-cell office:value-type="float" office:value="5.1505722150630104" table:style-name="ce2">
            <text:p>5.151</text:p>
          </table:table-cell>
          <table:table-cell office:value-type="float" office:value="6.2072215063010194E-2" table:formula="of:=([.U17]-[.S17])/2" table:style-name="ce1">
            <text:p>0.062072215</text:p>
          </table:table-cell>
          <table:table-cell table:number-columns-repeated="16362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float" office:value="3.1000000000000028E-2" table:formula="of:=[.C28]-[.B28]" table:style-name="ce1">
            <text:p>0.0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Waiting Time</text:p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Original</text:p>
          </table:table-cell>
          <table:table-cell office:value-type="float" office:value="0.3" table:style-name="ce1">
            <text:p>0.3</text:p>
          </table:table-cell>
          <table:table-cell office:value-type="float" office:value="0.33100000000000002" table:style-name="ce3">
            <text:p>0.331</text:p>
          </table:table-cell>
          <table:table-cell office:value-type="float" office:value="0.36199999999999999" table:style-name="ce1">
            <text:p>0.362</text:p>
          </table:table-cell>
          <table:table-cell office:value-type="float" office:value="3.1E-2" table:formula="of:=([.D28]-[.B28])/2" table:style-name="ce1">
            <text:p>0.031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5-Way Roundabout</text:p>
          </table:table-cell>
          <table:table-cell office:value-type="float" office:value="0.41799999999999998" table:style-name="ce1">
            <text:p>0.418</text:p>
          </table:table-cell>
          <table:table-cell office:value-type="float" office:value="0.45800000000000002" table:style-name="ce3">
            <text:p>0.458</text:p>
          </table:table-cell>
          <table:table-cell office:value-type="float" office:value="0.498" table:style-name="ce1">
            <text:p>0.498</text:p>
          </table:table-cell>
          <table:table-cell office:value-type="float" office:value="4.0000000000000008E-2" table:formula="of:=([.D29]-[.B29])/2" table:style-name="ce1">
            <text:p>0.04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4-Way Roundabout</text:p>
          </table:table-cell>
          <table:table-cell office:value-type="float" office:value="0.91100000000000003" table:style-name="ce1">
            <text:p>0.911</text:p>
          </table:table-cell>
          <table:table-cell office:value-type="float" office:value="0.99299999999999999" table:style-name="ce3">
            <text:p>0.993</text:p>
          </table:table-cell>
          <table:table-cell office:value-type="float" office:value="1.0740000000000001" table:style-name="ce1">
            <text:p>1.074</text:p>
          </table:table-cell>
          <table:table-cell office:value-type="float" office:value="8.1500000000000017E-2" table:formula="of:=([.D30]-[.B30])/2" table:style-name="ce1">
            <text:p>0.0815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office:value-type="float" office:value="0" table:formula="of:=([.D31]-[.B31])/2" table:style-name="ce1">
            <text:p>0</text:p>
          </table:table-cell>
          <table:table-cell table:number-columns-repeated="5" table:style-name="ce1"/>
          <table:table-cell table:style-name="ce3"/>
          <table:table-cell table:number-columns-repeated="16373" table:style-name="ce1"/>
        </table:table-row>
        <table:table-row table:style-name="ro1">
          <table:table-cell table:number-columns-repeated="4" table:style-name="ce1"/>
          <table:table-cell office:value-type="float" office:value="0" table:formula="of:=([.D32]-[.B32])/2" table:style-name="ce1">
            <text:p>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iting Time 2B</text:p>
          </table:table-cell>
          <table:table-cell table:number-columns-repeated="3" table:style-name="ce1"/>
          <table:table-cell office:value-type="float" office:value="0" table:formula="of:=([.D33]-[.B33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34]-[.B34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35]-[.B35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D36]-[.B36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0.34937785249532899" table:style-name="ce2">
            <text:p>0.349</text:p>
          </table:table-cell>
          <table:table-cell office:value-type="float" office:value="0.38171080421985198" table:style-name="ce2">
            <text:p>0.382</text:p>
          </table:table-cell>
          <table:table-cell office:value-type="float" office:value="0.41404375594437498" table:style-name="ce2">
            <text:p>0.414</text:p>
          </table:table-cell>
          <table:table-cell office:value-type="float" office:value="3.2332951724522996E-2" table:formula="of:=([.D37]-[.B37])/2" table:style-name="ce1">
            <text:p>0.032332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0.43442936931509801" table:style-name="ce2">
            <text:p>0.434</text:p>
          </table:table-cell>
          <table:table-cell office:value-type="float" office:value="0.481470000000292" table:style-name="ce2">
            <text:p>0.481</text:p>
          </table:table-cell>
          <table:table-cell office:value-type="float" office:value="0.52851063068548698" table:style-name="ce2">
            <text:p>0.529</text:p>
          </table:table-cell>
          <table:table-cell office:value-type="float" office:value="4.7040630685194484E-2" table:formula="of:=([.D38]-[.B38])/2" table:style-name="ce1">
            <text:p>0.0470406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.0157420373417101" table:style-name="ce2">
            <text:p>1.016</text:p>
          </table:table-cell>
          <table:table-cell office:value-type="float" office:value="1.09953000000067" table:style-name="ce2">
            <text:p>1.100</text:p>
          </table:table-cell>
          <table:table-cell office:value-type="float" office:value="1.18331796265963" table:style-name="ce2">
            <text:p>1.183</text:p>
          </table:table-cell>
          <table:table-cell office:value-type="float" office:value="8.3787962658959936E-2" table:formula="of:=([.D39]-[.B39])/2" table:style-name="ce1">
            <text:p>0.083787963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0]-[.B4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1]-[.B41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ing Time 2R</text:p>
          </table:table-cell>
          <table:table-cell table:number-columns-repeated="3" table:style-name="ce1"/>
          <table:table-cell office:value-type="float" office:value="0" table:formula="of:=([.D42]-[.B4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3]-[.B43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44]-[.B44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WT</text:p>
          </table:table-cell>
          <table:table-cell office:value-type="string" table:style-name="ce1">
            <text:p>Max CI</text:p>
          </table:table-cell>
          <table:table-cell office:value-type="float" office:value="0" table:formula="of:=([.D45]-[.B45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Main street R)</text:p>
          </table:table-cell>
          <table:table-cell office:value-type="float" office:value="2.4248941540325299" table:style-name="ce2">
            <text:p>2.425</text:p>
          </table:table-cell>
          <table:table-cell office:value-type="float" office:value="2.6736542294963699" table:style-name="ce2">
            <text:p>2.674</text:p>
          </table:table-cell>
          <table:table-cell office:value-type="float" office:value="2.9224143049602098" table:style-name="ce2">
            <text:p>2.922</text:p>
          </table:table-cell>
          <table:table-cell office:value-type="float" office:value="0.24876007546383994" table:formula="of:=([.D46]-[.B46])/2" table:style-name="ce1">
            <text:p>0.24876007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Side Street R)</text:p>
          </table:table-cell>
          <table:table-cell office:value-type="float" office:value="1.20104571536564" table:style-name="ce4">
            <text:p>1.201</text:p>
          </table:table-cell>
          <table:table-cell office:value-type="float" office:value="1.38016658384489" table:style-name="ce2">
            <text:p>1.380</text:p>
          </table:table-cell>
          <table:table-cell office:value-type="float" office:value="1.55928745232414" table:style-name="ce2">
            <text:p>1.559</text:p>
          </table:table-cell>
          <table:table-cell office:value-type="float" office:value="0.17912086847925002" table:formula="of:=([.D47]-[.B47])/2" table:style-name="ce1">
            <text:p>0.1791208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.47577488864545" table:style-name="ce2">
            <text:p>1.476</text:p>
          </table:table-cell>
          <table:table-cell office:value-type="float" office:value="1.642470000001" table:style-name="ce2">
            <text:p>1.642</text:p>
          </table:table-cell>
          <table:table-cell office:value-type="float" office:value="1.8091651113565399" table:style-name="ce2">
            <text:p>1.809</text:p>
          </table:table-cell>
          <table:table-cell office:value-type="float" office:value="0.16669511135554493" table:formula="of:=([.D48]-[.B48])/2" table:style-name="ce1">
            <text:p>0.1666951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.5214339861817401" table:style-name="ce2">
            <text:p>1.521</text:p>
          </table:table-cell>
          <table:table-cell office:value-type="float" office:value="1.74447000000106" table:style-name="ce2">
            <text:p>1.744</text:p>
          </table:table-cell>
          <table:table-cell office:value-type="float" office:value="1.9675060138203699" table:style-name="ce2">
            <text:p>1.968</text:p>
          </table:table-cell>
          <table:table-cell office:value-type="float" office:value="0.22303601381931493" table:formula="of:=([.D49]-[.B49])/2" table:style-name="ce1">
            <text:p>0.223036014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0]-[.B5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1]-[.B51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</text:p>
          </table:table-cell>
          <table:table-cell table:number-columns-repeated="3" table:style-name="ce1"/>
          <table:table-cell office:value-type="float" office:value="0" table:formula="of:=([.D52]-[.B5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3]-[.B53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4]-[.B54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55]-[.B55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14.7678088125181" table:style-name="ce2">
            <text:p>14.768</text:p>
          </table:table-cell>
          <table:table-cell office:value-type="float" office:value="14.861333333333301" table:style-name="ce2">
            <text:p>14.861</text:p>
          </table:table-cell>
          <table:table-cell office:value-type="float" office:value="14.9548578541485" table:style-name="ce2">
            <text:p>14.955</text:p>
          </table:table-cell>
          <table:table-cell office:value-type="float" office:value="9.3524520815200241E-2" table:formula="of:=([.D56]-[.B56])/2" table:style-name="ce1">
            <text:p>0.0935245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4.742301566363899" table:style-name="ce2">
            <text:p>14.742</text:p>
          </table:table-cell>
          <table:table-cell office:value-type="float" office:value="14.834" table:style-name="ce2">
            <text:p>14.834</text:p>
          </table:table-cell>
          <table:table-cell office:value-type="float" office:value="14.9256984336361" table:style-name="ce2">
            <text:p>14.926</text:p>
          </table:table-cell>
          <table:table-cell office:value-type="float" office:value="9.1698433636100418E-2" table:formula="of:=([.D57]-[.B57])/2" table:style-name="ce1">
            <text:p>0.09169843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4.5733346251622" table:style-name="ce2">
            <text:p>14.573</text:p>
          </table:table-cell>
          <table:table-cell office:value-type="float" office:value="14.654166666666701" table:style-name="ce2">
            <text:p>14.654</text:p>
          </table:table-cell>
          <table:table-cell office:value-type="float" office:value="14.7349987081711" table:style-name="ce2">
            <text:p>14.735</text:p>
          </table:table-cell>
          <table:table-cell office:value-type="float" office:value="8.083204150444967E-2" table:formula="of:=([.D58]-[.B58])/2" table:style-name="ce1">
            <text:p>0.080832042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59]-[.B59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0]-[.B60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 2B</text:p>
          </table:table-cell>
          <table:table-cell table:number-columns-repeated="3" table:style-name="ce1"/>
          <table:table-cell office:value-type="float" office:value="0" table:formula="of:=([.D61]-[.B61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2]-[.B62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3]-[.B63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64]-[.B64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</text:p>
          </table:table-cell>
          <table:table-cell office:value-type="float" office:value="14.7429796629997" table:style-name="ce2">
            <text:p>14.743</text:p>
          </table:table-cell>
          <table:table-cell office:value-type="float" office:value="14.8348333333333" table:style-name="ce2">
            <text:p>14.835</text:p>
          </table:table-cell>
          <table:table-cell office:value-type="float" office:value="14.926687003667" table:style-name="ce2">
            <text:p>14.927</text:p>
          </table:table-cell>
          <table:table-cell office:value-type="float" office:value="9.1853670333650328E-2" table:formula="of:=([.D65]-[.B65])/2" table:style-name="ce1">
            <text:p>0.091853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14.8315679364486" table:style-name="ce2">
            <text:p>14.832</text:p>
          </table:table-cell>
          <table:table-cell office:value-type="float" office:value="14.9245" table:style-name="ce2">
            <text:p>14.925</text:p>
          </table:table-cell>
          <table:table-cell office:value-type="float" office:value="15.0174320635514" table:style-name="ce2">
            <text:p>15.017</text:p>
          </table:table-cell>
          <table:table-cell office:value-type="float" office:value="9.2932063551399935E-2" table:formula="of:=([.D66]-[.B66])/2" table:style-name="ce1">
            <text:p>0.09293206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14.543964454483" table:style-name="ce2">
            <text:p>14.544</text:p>
          </table:table-cell>
          <table:table-cell office:value-type="float" office:value="14.6323333333333" table:style-name="ce2">
            <text:p>14.632</text:p>
          </table:table-cell>
          <table:table-cell office:value-type="float" office:value="14.720702212183699" table:style-name="ce2">
            <text:p>14.721</text:p>
          </table:table-cell>
          <table:table-cell office:value-type="float" office:value="8.836887885034983E-2" table:formula="of:=([.D67]-[.B67])/2" table:style-name="ce1">
            <text:p>0.088368879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8]-[.B68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69]-[.B69])/2" table:style-name="ce1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roughput Time 2R</text:p>
          </table:table-cell>
          <table:table-cell table:number-columns-repeated="3" table:style-name="ce1"/>
          <table:table-cell office:value-type="float" office:value="0" table:formula="of:=([.D70]-[.B70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71]-[.B71])/2" table:style-name="ce1">
            <text:p>0</text:p>
          </table:table-cell>
          <table:table-cell table:number-columns-repeated="16379"/>
        </table:table-row>
        <table:table-row table:style-name="ro1">
          <table:table-cell table:number-columns-repeated="4" table:style-name="ce1"/>
          <table:table-cell office:value-type="float" office:value="0" table:formula="of:=([.D72]-[.B72])/2" table:style-name="ce1">
            <text:p>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Min CI</text:p>
          </table:table-cell>
          <table:table-cell office:value-type="string" table:style-name="ce1">
            <text:p>Mean Tr</text:p>
          </table:table-cell>
          <table:table-cell office:value-type="string" table:style-name="ce1">
            <text:p>Max CI</text:p>
          </table:table-cell>
          <table:table-cell office:value-type="float" office:value="0" table:formula="of:=([.D73]-[.B73])/2" table:style-name="ce1">
            <text:p>#VALUE!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Main street R)</text:p>
          </table:table-cell>
          <table:table-cell office:value-type="float" office:value="20.729621216151401" table:style-name="ce2">
            <text:p>20.730</text:p>
          </table:table-cell>
          <table:table-cell office:value-type="float" office:value="20.83" table:style-name="ce2">
            <text:p>20.830</text:p>
          </table:table-cell>
          <table:table-cell office:value-type="float" office:value="20.9303787838485" table:style-name="ce2">
            <text:p>20.930</text:p>
          </table:table-cell>
          <table:table-cell office:value-type="float" office:value="0.1003787838485497" table:formula="of:=([.D74]-[.B74])/2" table:style-name="ce1">
            <text:p>0.1003787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riginal (Side Street R)</text:p>
          </table:table-cell>
          <table:table-cell office:value-type="float" office:value="19.806706864932799" table:style-name="ce2">
            <text:p>19.807</text:p>
          </table:table-cell>
          <table:table-cell office:value-type="float" office:value="19.8728333333333" table:style-name="ce2">
            <text:p>19.873</text:p>
          </table:table-cell>
          <table:table-cell office:value-type="float" office:value="19.938959801733802" table:style-name="ce2">
            <text:p>19.939</text:p>
          </table:table-cell>
          <table:table-cell office:value-type="float" office:value="6.6126468400501182E-2" table:formula="of:=([.D75]-[.B75])/2" table:style-name="ce1">
            <text:p>0.06612646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-Way Roundabout</text:p>
          </table:table-cell>
          <table:table-cell office:value-type="float" office:value="22.172578948030498" table:style-name="ce2">
            <text:p>22.173</text:p>
          </table:table-cell>
          <table:table-cell office:value-type="float" office:value="22.232500000000002" table:style-name="ce2">
            <text:p>22.233</text:p>
          </table:table-cell>
          <table:table-cell office:value-type="float" office:value="22.292421051969502" table:style-name="ce2">
            <text:p>22.292</text:p>
          </table:table-cell>
          <table:table-cell office:value-type="float" office:value="5.9921051969501704E-2" table:formula="of:=([.D76]-[.B76])/2" table:style-name="ce1">
            <text:p>0.0599210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-Way Roundabout</text:p>
          </table:table-cell>
          <table:table-cell office:value-type="float" office:value="20.555359788729302" table:style-name="ce2">
            <text:p>20.555</text:p>
          </table:table-cell>
          <table:table-cell office:value-type="float" office:value="20.6161666666667" table:style-name="ce2">
            <text:p>20.616</text:p>
          </table:table-cell>
          <table:table-cell office:value-type="float" office:value="20.676973544603999" table:style-name="ce2">
            <text:p>20.677</text:p>
          </table:table-cell>
          <table:table-cell office:value-type="float" office:value="6.0806877937348958E-2" table:formula="of:=([.D77]-[.B77])/2" table:style-name="ce1">
            <text:p>0.060806878</text:p>
          </table:table-cell>
          <table:table-cell table:number-columns-repeated="16379"/>
        </table:table-row>
        <table:table-row table:number-rows-repeated="104849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>
      <number:number number:decimal-places="3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Manu</dc:creator>
    <meta:creation-date>2023-06-23T13:20:44Z</meta:creation-date>
    <dc:date>2023-07-01T14:01:03Z</dc:date>
    <meta:editing-cycles>14</meta:editing-cycles>
    <meta:editing-duration>PT43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100" chart:link-data-style-to-source="tru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28:.$E$30" chart:error-upper-range="Tabelle1_with_breaks.$E$28:.$E$30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_breaks.$E$28:.$E$30" chart:error-upper-range="Tabelle1_with_breaks.$E$28:.$E$30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3.9875590551181pt" svg:width="503.7451181102362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28:.$A$30"/>
          </chart:axis>
          <chart:series chart:label-cell-address="Tabelle1_with_breaks.$C$27" chart:values-cell-range-address="Tabelle1_with_breaks.$C$28:.$C$30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minimum="0" chart:origin="0" chart:interval-major="3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2083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19.0771653543307pt" svg:width="482.3077952755905pt" chart:style-name="Crt0">
        <chart:plot-area svg:x="24.93629921259842pt" svg:y="67.85102362204725pt" svg:width="431.193937007874pt" svg:height="40.5822834645669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56:.$A$58"/>
          </chart:axis>
          <chart:series chart:label-cell-address="Tabelle1_with_breaks.$D$55" chart:values-cell-range-address="Tabelle1_with_breaks.$D$56:.$D$58" chart:class="chart:line" chart:attached-axis="primary-y" chart:style-name="G0S0"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false" chart:error-lower-range="Tabelle1_with_breaks.$E$74:.$E$77" chart:error-upper-range="Tabelle1_with_breaks.$E$74:.$E$77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3" chart:minimum="0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74:.$E$77" chart:error-upper-range="Tabelle1_with_breaks.$E$74:.$E$77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03.1248031496063pt" svg:width="474.3748031496062pt" chart:style-name="Crt0">
        <chart:plot-area svg:x="4.240708661417323pt" svg:y="51.30173228346457pt" svg:width="445.0409448818897pt" svg:height="40.1462204724409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74:.$A$77"/>
          </chart:axis>
          <chart:series chart:label-cell-address="Tabelle1_with_breaks.$C$73" chart:values-cell-range-address="Tabelle1_with_breaks.$C$74:.$C$77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minimum="0" chart:origin="0" chart:interval-major="3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2083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88.52322834645669pt" svg:width="376.7996850393701pt" chart:style-name="Crt0">
        <chart:plot-area svg:x="13.68417322834646pt" svg:y="48.87535433070866pt" svg:width="359.0213385826772pt" svg:height="36.8802362204724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56:.$A$58"/>
          </chart:axis>
          <chart:series chart:label-cell-address="Tabelle1_with_breaks.$D$55" chart:values-cell-range-address="Tabelle1_with_breaks.$D$56:.$D$58" chart:class="chart:line" chart:attached-axis="primary-y" chart:style-name="G0S0"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2" chart:minimum="0" chart:origin="0" chart:interval-major="3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2083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80.72708661417323pt" svg:width="520.2705511811024pt" chart:style-name="Crt0">
        <chart:plot-area svg:x="28.98496062992126pt" svg:y="39.81370078740157pt" svg:width="420.5055905511811pt" svg:height="39.55244094488188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56:.$A$58"/>
          </chart:axis>
          <chart:series chart:label-cell-address="Tabelle1_with_breaks.$D$55" chart:values-cell-range-address="Tabelle1_with_breaks.$D$56:.$D$58" chart:class="chart:line" chart:attached-axis="primary-y" chart:style-name="G0S0"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_breaks.$E$74:.$E$77" chart:error-upper-range="Tabelle1_with_breaks.$E$74:.$E$77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3" chart:minimum="0" chart:origin="0" chart:interval-major="4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74:.$E$77" chart:error-upper-range="Tabelle1_with_breaks.$E$74:.$E$77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78.29346456692913pt" svg:width="503.2583464566929pt" chart:style-name="Crt0">
        <chart:plot-area svg:x="46.21496062992126pt" svg:y="34.51629921259843pt" svg:width="421.0637795275591pt" svg:height="36.77724409448819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74:.$A$77"/>
          </chart:axis>
          <chart:series chart:label-cell-address="Tabelle1_with_breaks.$C$73" chart:values-cell-range-address="Tabelle1_with_breaks.$C$74:.$C$77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tru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automatic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28:.$E$30" chart:error-upper-range="Tabelle1_without_breaks.$E$28:.$E$30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automatic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28:.$E$30" chart:error-upper-range="Tabelle1_without_breaks.$E$28:.$E$30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3.9875590551181pt" svg:width="503.7451181102362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28:.$A$30"/>
          </chart:axis>
          <chart:series chart:label-cell-address="Tabelle1_without_breaks.$C$27" chart:values-cell-range-address="Tabelle1_without_breaks.$C$28:.$C$30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37:.$E$39" chart:error-upper-range="Tabelle1_without_breaks.$E$37:.$E$39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37:.$E$39" chart:error-upper-range="Tabelle1_without_breaks.$E$37:.$E$39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0.7051968503937pt" svg:width="466.4123622047244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37:.$A$39"/>
          </chart:axis>
          <chart:series chart:label-cell-address="Tabelle1_without_breaks.$C$36" chart:values-cell-range-address="Tabelle1_without_breaks.$C$37:.$C$39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3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46:.$E$49" chart:error-upper-range="Tabelle1_without_breaks.$E$46:.$E$49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46:.$E$49" chart:error-upper-range="Tabelle1_without_breaks.$E$46:.$E$49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2.1162992125984pt" svg:width="537.0803937007874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46:.$A$49"/>
          </chart:axis>
          <chart:series chart:label-cell-address="Tabelle1_without_breaks.$C$45" chart:values-cell-range-address="Tabelle1_without_breaks.$C$46:.$C$49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56:.$E$58" chart:error-upper-range="Tabelle1_without_breaks.$E$56:.$E$58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56:.$E$58" chart:error-upper-range="Tabelle1_without_breaks.$E$56:.$E$58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6.1129921259842pt" svg:width="520.2705511811024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56:.$A$58"/>
          </chart:axis>
          <chart:series chart:label-cell-address="Tabelle1_without_breaks.$C$55" chart:values-cell-range-address="Tabelle1_without_breaks.$C$56:.$C$58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65:.$E$67" chart:error-upper-range="Tabelle1_without_breaks.$E$65:.$E$6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65:.$E$67" chart:error-upper-range="Tabelle1_without_breaks.$E$65:.$E$6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0.784251968504pt" svg:width="508.9038582677165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65:.$A$67"/>
          </chart:axis>
          <chart:series chart:label-cell-address="Tabelle1_without_breaks.$C$64" chart:values-cell-range-address="Tabelle1_without_breaks.$C$65:.$C$67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2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37:.$E$39" chart:error-upper-range="Tabelle1_with_breaks.$E$37:.$E$39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_breaks.$E$37:.$E$39" chart:error-upper-range="Tabelle1_with_breaks.$E$37:.$E$39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0.7051968503937pt" svg:width="466.4123622047244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37:.$A$39"/>
          </chart:axis>
          <chart:series chart:label-cell-address="Tabelle1_with_breaks.$C$36" chart:values-cell-range-address="Tabelle1_with_breaks.$C$37:.$C$39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3" chart:minimum="1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E$74:.$E$77" chart:error-upper-range="Tabelle1_without_breaks.$E$74:.$E$7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E$74:.$E$77" chart:error-upper-range="Tabelle1_without_breaks.$E$74:.$E$7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0.784251968504pt" svg:width="539.8581102362204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A$74:.$A$77"/>
          </chart:axis>
          <chart:series chart:label-cell-address="Tabelle1_without_breaks.$C$73" chart:values-cell-range-address="Tabelle1_without_breaks.$C$74:.$C$77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V$8:.$V$10" chart:error-upper-range="Tabelle1_without_breaks.$V$8:.$V$10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V$8:.$V$10" chart:error-upper-range="Tabelle1_without_breaks.$V$8:.$V$10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195275590551pt" svg:width="453.1463779527559pt" chart:style-name="Crt0">
        <chart:title chart:style-name="CT00">
          <text:p text:style-name="a0" text:class-names="" text:cond-style-name="">Experiments Waiting Tim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R$8:.$R$10"/>
          </chart:axis>
          <chart:series chart:label-cell-address="Tabelle1_without_breaks.$T$7" chart:values-cell-range-address="Tabelle1_without_breaks.$T$8:.$T$10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6" chart:min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out_breaks.$V$15:.$V$17" chart:error-upper-range="Tabelle1_without_breaks.$V$15:.$V$1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out_breaks.$V$15:.$V$17" chart:error-upper-range="Tabelle1_without_breaks.$V$15:.$V$1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195275590551pt" svg:width="453.1744094488189pt" chart:style-name="Crt0">
        <chart:title chart:style-name="CT00">
          <text:p text:style-name="a0" text:class-names="" text:cond-style-name="">Experiments Throughpu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out_breaks.$R$15:.$R$17"/>
          </chart:axis>
          <chart:series chart:label-cell-address="Tabelle1_without_breaks.$T$14" chart:values-cell-range-address="Tabelle1_without_breaks.$T$15:.$T$17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3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46:.$E$49" chart:error-upper-range="Tabelle1_with_breaks.$E$46:.$E$49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_breaks.$E$46:.$E$49" chart:error-upper-range="Tabelle1_with_breaks.$E$46:.$E$49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02.1162992125984pt" svg:width="537.0803937007874pt" chart:style-name="Crt0">
        <chart:title chart:style-name="CT00">
          <text:p text:style-name="a0" text:class-names="" text:cond-style-name="">Waiting Time Experiment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46:.$A$49"/>
          </chart:axis>
          <chart:series chart:label-cell-address="Tabelle1_with_breaks.$C$45" chart:values-cell-range-address="Tabelle1_with_breaks.$C$46:.$C$49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1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56:.$E$58" chart:error-upper-range="Tabelle1_with_breaks.$E$56:.$E$58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false" chart:error-lower-range="Tabelle1_with_breaks.$E$56:.$E$58" chart:error-upper-range="Tabelle1_with_breaks.$E$56:.$E$58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50.8156692913385pt" svg:width="520.2705511811024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svg:x="24.98496062992126pt" svg:y="35.12307086614173pt" svg:width="427.1109448818897pt" svg:height="236.2626771653543pt"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56:.$A$58"/>
          </chart:axis>
          <chart:series chart:label-cell-address="Tabelle1_with_breaks.$C$55" chart:values-cell-range-address="Tabelle1_with_breaks.$C$56:.$C$58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16" chart:minimum="1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65:.$E$67" chart:error-upper-range="Tabelle1_with_breaks.$E$65:.$E$6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false" chart:error-lower-range="Tabelle1_with_breaks.$E$65:.$E$67" chart:error-upper-range="Tabelle1_with_breaks.$E$65:.$E$6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82.6151968503937pt" svg:width="530.174094488189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svg:x="27.22086614173228pt" svg:y="31.76188976377953pt" svg:width="431.9291338582677pt" svg:height="293.9174803149606pt"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65:.$A$67"/>
          </chart:axis>
          <chart:series chart:label-cell-address="Tabelle1_with_breaks.$C$64" chart:values-cell-range-address="Tabelle1_with_breaks.$C$65:.$C$67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23" chart:minimum="1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E$74:.$E$77" chart:error-upper-range="Tabelle1_with_breaks.$E$74:.$E$7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false" chart:error-lower-range="Tabelle1_with_breaks.$E$74:.$E$77" chart:error-upper-range="Tabelle1_with_breaks.$E$74:.$E$7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21.1185039370079pt" svg:width="539.8581102362204pt" chart:style-name="Crt0">
        <chart:title chart:style-name="CT00">
          <text:p text:style-name="a0" text:class-names="" text:cond-style-name="">Throughput Experiments</text:p>
        </chart:title>
        <chart:legend chart:legend-position="end" chart:legend-align="center" chart:style-name="Lgnd"/>
        <chart:plot-area svg:x="24.98496062992126pt" svg:y="32.30181102362204pt" svg:width="446.6984251968504pt" svg:height="227.5507086614173pt"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A$74:.$A$77"/>
          </chart:axis>
          <chart:series chart:label-cell-address="Tabelle1_with_breaks.$C$73" chart:values-cell-range-address="Tabelle1_with_breaks.$C$74:.$C$77" chart:class="chart:line" chart:attached-axis="primary-y" chart:style-name="G0S0">
            <chart:error-indicator chart:style-name="E000"/>
            <chart:data-label chart:style-name="DL00"/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1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V$8:.$V$10" chart:error-upper-range="Tabelle1_with_breaks.$V$8:.$V$10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true" chart:error-lower-range="Tabelle1_with_breaks.$V$8:.$V$10" chart:error-upper-range="Tabelle1_with_breaks.$V$8:.$V$10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254.9195275590551pt" svg:width="453.1463779527559pt" chart:style-name="Crt0">
        <chart:title chart:style-name="CT00">
          <text:p text:style-name="a0" text:class-names="" text:cond-style-name="">Experiments Waiting Tim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Waiting Time in Seconds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R$8:.$R$10"/>
          </chart:axis>
          <chart:series chart:label-cell-address="Tabelle1_with_breaks.$T$7" chart:values-cell-range-address="Tabelle1_with_breaks.$T$8:.$T$10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E000">
      <style:graphic-properties draw:fill="solid" draw:fill-color="#000000" draw:opacity="100%" draw:stroke="solid" svg:stroke-width="0.00694in" svg:stroke-color="#000000" svg:stroke-opacity="100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36">
      <style:chart-properties chart:gap-width="150" chart:overlap="100" chart:link-data-style-to-source="false" chart:visible="true" chart:logarithmic="false" chart:maximum="6" chart:minimum="4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square" chart:symbol-width="0.06944in" chart:symbol-height="0.06944in" chart:connect-bars="false" chart:solid-type="cuboid" chart:stacked="false" chart:percentage="false" chart:link-data-style-to-source="true" chart:data-label-number="value" chart:data-label-text="false" chart:data-label-symbol="false" chart:error-lower-range="Tabelle1_with_breaks.$V$15:.$V$17" chart:error-upper-range="Tabelle1_with_breaks.$V$15:.$V$17" chart:label-position="right">
        <chart:label-separator>
          <text:p text:style-name="a2" text:class-names="" text:cond-style-name="">,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cell-range" chart:error-upper-indicator="true" chart:error-lower-indicator="true" chart:auto-position="false" chart:error-lower-range="Tabelle1_with_breaks.$V$15:.$V$17" chart:error-upper-range="Tabelle1_with_breaks.$V$15:.$V$17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11.2869291338582pt" svg:width="453.1744094488189pt" chart:style-name="Crt0">
        <chart:title chart:style-name="CT00">
          <text:p text:style-name="a0" text:class-names="" text:cond-style-name="">Experiments Throughput</text:p>
        </chart:title>
        <chart:legend chart:legend-position="end" chart:legend-align="center" chart:style-name="Lgnd"/>
        <chart:plot-area svg:x="24.98496062992126pt" svg:y="29.87pt" svg:width="354.6048031496063pt" svg:height="219.4677165354331pt" chart:style-name="Plt0">
          <chart:axis chart:dimension="y" chart:name="primary-y" chart:style-name="Axs0">
            <chart:title chart:style-name="AT00">
              <text:p text:style-name="a1" text:class-names="" text:cond-style-name="">Troughput in Cars per Minute</text:p>
            </chart:title>
            <chart:grid chart:class="major" chart:style-name="GMa0"/>
          </chart:axis>
          <chart:axis chart:dimension="x" chart:name="primary-x" chart:style-name="Axs1">
            <chart:categories table:cell-range-address="Tabelle1_with_breaks.$R$15:.$R$17"/>
          </chart:axis>
          <chart:series chart:label-cell-address="Tabelle1_with_breaks.$T$14" chart:values-cell-range-address="Tabelle1_with_breaks.$T$15:.$T$17" chart:class="chart:line" chart:attached-axis="primary-y" chart:style-name="G0S0">
            <chart:error-indicator chart:style-name="E000"/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false" chart:visible="true" chart:logarithmic="false" chart:maximum="2" chart:minimum="0" chart:origin="0" chart:interval-major="3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0" text:class-names="" text:cond-style-name="">,<text:s text:c="1"/></text:p>
        </chart:label-separator>
      </style:chart-properties>
      <style:graphic-properties draw:fill="none" draw:stroke="solid" svg:stroke-width="0.02083in" svg:stroke-color="#a5a5a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88.52322834645669pt" svg:width="454.6151968503937pt" chart:style-name="Crt0">
        <chart:plot-area svg:x="21.98291338582677pt" svg:y="48.87535433070866pt" svg:width="425.2794488188977pt" svg:height="36.8802362204724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_with_breaks.$A$56:.$A$58"/>
          </chart:axis>
          <chart:series chart:label-cell-address="Tabelle1_with_breaks.$D$55" chart:values-cell-range-address="Tabelle1_with_breaks.$D$56:.$D$58" chart:class="chart:line" chart:attached-axis="primary-y" chart:style-name="G0S0">
            <chart:data-label chart:style-name="DL00"/>
            <chart:data-point chart:repeated="3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